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8.954cm" fo:min-width="4.163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4.989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508cm" fo:min-width="11.318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06cm" fo:padding-top="0.175cm" fo:padding-bottom="0.175cm" fo:padding-left="0.3cm" fo:padding-right="0.3cm"/>
    </style:style>
    <style:style style:name="gr7" style:family="graphic" style:parent-style-name="Predeterminado_5f_1">
      <style:graphic-properties draw:stroke="none" draw:fill="none" fo:min-height="7.282cm"/>
    </style:style>
    <style:style style:name="gr8" style:family="graphic" style:parent-style-name="Predeterminado_5f_1">
      <style:graphic-properties draw:stroke="none" draw:fill="none" fo:min-height="4.806cm"/>
    </style:style>
    <style:style style:name="gr9" style:family="graphic" style:parent-style-name="Predeterminado_5f_1">
      <style:graphic-properties draw:stroke="none" draw:fill="none" fo:min-height="5.767cm"/>
    </style:style>
    <style:style style:name="gr10" style:family="graphic" style:parent-style-name="Predeterminado_5f_1">
      <style:graphic-properties draw:stroke="none" draw:fill="none" fo:min-height="6.728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7.734cm" fo:min-width="9.684cm" fo:padding-top="0.175cm" fo:padding-bottom="0.175cm" fo:padding-left="0.3cm" fo:padding-right="0.3cm"/>
    </style:style>
    <style:style style:name="gr12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Predeterminado_5f_1">
      <style:graphic-properties draw:stroke="none" draw:fill="none" fo:min-height="1.923cm"/>
    </style:style>
    <style:style style:name="gr16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7" style:family="graphic">
      <style:graphic-properties style:protect="size"/>
    </style:style>
    <style:style style:name="gr1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2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5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6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6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6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65" style:family="graphic" style:parent-style-name="standard" style:list-style-name="L2">
      <style:graphic-properties draw:stroke="none" draw:fill="none" fo:min-height="0.51cm"/>
    </style:style>
    <style:style style:name="gr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78" style:family="graphic" style:parent-style-name="standard">
      <style:graphic-properties draw:stroke="solid" draw:stroke-dash="Fine_20_Dashed" draw:textarea-vertical-align="middle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80" style:family="graphic" style:parent-style-name="standard">
      <style:graphic-properties draw:stroke="dash" draw:stroke-dash="Fine_20_Dashed" svg:stroke-color="#666666" draw:textarea-vertical-align="middle"/>
    </style:style>
    <style:style style:name="gr8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82" style:family="graphic" style:parent-style-name="standard" style:list-style-name="L2">
      <style:graphic-properties draw:stroke="none" draw:fill="none" fo:min-height="0.51cm"/>
    </style:style>
    <style:style style:name="gr83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8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9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96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9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104" style:family="graphic" style:parent-style-name="standard">
      <style:graphic-properties draw:stroke="none" draw:fill="none" fo:min-height="17.062cm"/>
    </style:style>
    <style:style style:name="gr1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10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0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11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11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11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11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11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2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12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25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12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1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4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14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14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088cm" fo:padding-top="0.175cm" fo:padding-bottom="0.175cm" fo:padding-left="0.3cm" fo:padding-right="0.3cm"/>
    </style:style>
    <style:style style:name="gr14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14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15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15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6.602cm" fo:min-width="9.712cm" fo:padding-top="0.175cm" fo:padding-bottom="0.175cm" fo:padding-left="0.3cm" fo:padding-right="0.3cm"/>
    </style:style>
    <style:style style:name="gr152" style:family="graphic" style:parent-style-name="Predeterminado_5f_1">
      <style:graphic-properties draw:stroke="none" draw:fill="none" fo:min-height="9.611cm"/>
    </style:style>
    <style:style style:name="gr15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15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15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56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157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158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59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60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16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62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16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6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6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6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6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1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1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1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17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1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8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9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194" style:family="graphic" style:parent-style-name="standard" style:list-style-name="L2">
      <style:graphic-properties draw:stroke="none" draw:fill="none" fo:min-height="0.5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97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0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0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02" style:family="graphic" style:parent-style-name="standard">
      <style:graphic-properties draw:stroke="dash" draw:stroke-dash="Fine_20_Dashed" draw:textarea-vertical-align="middle"/>
    </style:style>
    <style:style style:name="gr20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0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0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0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0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0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0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21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1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12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3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4" style:family="graphic" style:parent-style-name="standard" style:list-style-name="L2">
      <style:graphic-properties draw:stroke="none" draw:fill="none" fo:min-height="0.51cm"/>
    </style:style>
    <style:style style:name="gr215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16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9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22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221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22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22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22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22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22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22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22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22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3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231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33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37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2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4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4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247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4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24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25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25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2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5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6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7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58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6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61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6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4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5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6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7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7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4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ccffcc"/>
      <style:paragraph-properties fo:text-align="center"/>
      <style:text-properties fo:font-size="10.5pt"/>
    </style:style>
    <style:style style:name="P9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3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/>
      <style:paragraph-properties fo:line-height="100%" fo:text-align="center"/>
    </style:style>
    <style:style style:name="P33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dddddd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37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38" style:family="paragraph">
      <loext:graphic-properties draw:fill="solid" draw:fill-color="#eeeeee"/>
      <style:paragraph-properties fo:text-align="center"/>
      <style:text-properties fo:color="#800000" style:font-name="Open Sans" fo:font-size="12pt" fo:font-weight="bold" style:font-weight-asian="bold" style:font-weight-complex="bold"/>
    </style:style>
    <style:style style:name="P39" style:family="paragraph">
      <loext:graphic-properties draw:fill-color="#ffffff"/>
    </style:style>
    <style:style style:name="P40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6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800000" style:font-name="Open Sans" fo:font-size="12pt" fo:font-weight="bold" style:font-weight-asian="bold" style:font-weight-complex="bold"/>
    </style:style>
    <style:style style:name="T23" style:family="text">
      <style:text-properties fo:color="#800000" style:font-name="Open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4.879cm" svg:height="19.42cm" svg:x="42.081cm" svg:y="3.6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6cm" svg:height="8.88cm" svg:x="36.921cm" svg:y="31.8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6.099cm" svg:height="21.44cm" svg:x="14.44cm" svg:y="3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06cm" svg:height="6cm" svg:x="1.901cm" svg:y="6.7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84cm" svg:height="7.64cm" svg:x="2.161cm" svg:y="15.9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0.72cm" svg:height="7.532cm" svg:x="17.74cm" svg:y="11.3cm">
          <draw:text-box>
            <text:p text:style-name="P6"><text:span text:style-name="T1">Kernel</text:span></text:p>
            <text:p text:style-name="P6"><text:span text:style-name="T2">Tables acting as core tables. These are topology tables (node/arc/connec/element) with catalogs, sector and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6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17.58cm" svg:y="30.1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41.18cm" svg:y="33.2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custom-shape draw:style-name="gr11" draw:text-style-name="P8" draw:layer="layout" svg:width="10.48cm" svg:height="8.28cm" svg:x="47.921cm" svg:y="20.17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71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5.76cm" svg:height="8.9cm" svg:x="41.8cm" svg:y="7.48cm">
          <draw:text-box>
            <text:p text:style-name="P6"><text:span text:style-name="T1">Add info</text:span></text:p>
            <text:p text:style-name="P6"><text:span text:style-name="T2">Tables used to </text:span></text:p>
            <text:p text:style-name="P6"><text:span text:style-name="T2">store 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2.3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Water Supply Giswater 2.x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13.288cm" svg:height="18.4cm" svg:x="25.4cm" svg:y="5.9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1.973cm" svg:height="15.76cm" svg:x="26.027cm" svg:y="6.5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" draw:id="id5" draw:layer="layout" svg:width="2.651cm" svg:height="1.6cm" svg:x="29.737cm" svg:y="15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8" draw:id="id18" draw:layer="layout" svg:width="2.605cm" svg:height="1.639cm" svg:x="32.468cm" svg:y="18.0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0" draw:id="id20" draw:layer="layout" svg:width="2.649cm" svg:height="1.597cm" svg:x="35.65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17" draw:id="id17" draw:layer="layout" svg:width="3.778cm" svg:height="1.043cm" svg:x="20.242cm" svg:y="18.3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9" draw:id="id19" draw:layer="layout" svg:width="2.927cm" svg:height="1.041cm" svg:x="21.942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2" draw:id="id22" draw:layer="layout" svg:width="2.783cm" svg:height="0.882cm" svg:x="26.391cm" svg:y="3.5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23" draw:id="id23" draw:layer="layout" svg:width="2.803cm" svg:height="0.904cm" svg:x="29.475cm" svg:y="3.5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xml:id="id24" draw:id="id24" draw:layer="layout" svg:width="2.615cm" svg:height="0.915cm" svg:x="32.702cm" svg:y="3.5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xml:id="id25" draw:id="id25" draw:layer="layout" svg:width="2.691cm" svg:height="0.908cm" svg:x="35.757cm" svg:y="3.5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1" draw:id="id1" draw:layer="layout" svg:width="2.644cm" svg:height="1.581cm" svg:x="27.05cm" svg:y="8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xml:id="id15" draw:id="id15" draw:layer="layout" svg:width="2.927cm" svg:height="1.041cm" svg:x="21.942cm" svg:y="8.8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41" draw:id="id41" draw:layer="layout" svg:width="4.177cm" svg:height="1.041cm" svg:x="17.48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xml:id="id33" draw:id="id33" draw:layer="layout" svg:width="4.271cm" svg:height="1.041cm" svg:x="17.345cm" svg:y="8.8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" draw:id="id4" draw:layer="layout" svg:width="2.355cm" svg:height="0.873cm" svg:x="20.323cm" svg:y="26.1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xml:id="id6" draw:id="id6" draw:layer="layout" svg:width="2.495cm" svg:height="0.873cm" svg:x="28.7cm" svg:y="26.164cm">
          <text:p text:style-name="P11"><text:span text:style-name="T8">Pipe</text:span></text:p>
          <text:p text:style-name="P11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.356cm" svg:height="0.873cm" svg:x="17.579cm" svg:y="26.165cm">
          <text:p text:style-name="P11"><text:span text:style-name="T8">reservoir</text:span></text:p>
          <text:p text:style-name="P11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4" draw:id="id34" draw:layer="layout" svg:width="2.357cm" svg:height="0.873cm" svg:x="23.12cm" svg:y="26.165cm">
          <text:p text:style-name="P11"><text:span text:style-name="T8">valve</text:span></text:p>
          <text:p text:style-name="P11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xml:id="id3" draw:id="id3" draw:layer="layout" svg:width="2.356cm" svg:height="0.873cm" svg:x="14.799cm" svg:y="26.165cm">
          <text:p text:style-name="P11"><text:span text:style-name="T8">tank</text:span></text:p>
          <text:p text:style-name="P11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35" draw:id="id35" draw:layer="layout" svg:width="2.357cm" svg:height="0.873cm" svg:x="25.94cm" svg:y="26.1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xml:id="id30" draw:id="id30" draw:layer="layout" svg:width="8.08cm" svg:height="0.874cm" svg:x="23.14cm" svg:y="29.3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xml:id="id31" draw:id="id31" draw:layer="layout" svg:width="7.636cm" svg:height="0.874cm" svg:x="15.024cm" svg:y="29.3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xml:id="id32" draw:id="id32" draw:layer="layout" svg:width="5.387cm" svg:height="0.875cm" svg:x="25.88cm" svg:y="31.1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0" draw:layer="layout" svg:width="5.296cm" svg:height="0.875cm" svg:x="15.024cm" svg:y="31.1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xml:id="id27" draw:id="id27" draw:layer="layout" svg:width="3.749cm" svg:height="0.875cm" svg:x="27.551cm" svg:y="32.612cm">
          <text:p text:style-name="P11"><text:span text:style-name="T8">RTC demand</text:span></text:p>
          <text:p text:style-name="P11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9" draw:layer="layout" svg:width="3.753cm" svg:height="0.876cm" svg:x="23.328cm" svg:y="32.643cm">
          <text:p text:style-name="P11"><text:span text:style-name="T8">Custom demand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3.749cm" svg:height="0.859cm" svg:x="15.024cm" svg:y="32.644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3.752cm" svg:height="0.899cm" svg:x="23.331cm" svg:y="36.6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draw:layer="layout" svg:width="3.728cm" svg:height="0.873cm" svg:x="19.16cm" svg:y="35.327cm">
          <text:p text:style-name="P11"><text:span text:style-name="T8">Tim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9" draw:layer="layout" svg:width="3.753cm" svg:height="0.873cm" svg:x="23.328cm" svg:y="33.996cm">
          <text:p text:style-name="P11"><text:span text:style-name="T8">Sources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3.751cm" svg:height="0.873cm" svg:x="15.022cm" svg:y="33.997cm">
          <text:p text:style-name="P11"><text:span text:style-name="T8">Quality</text:span></text:p>
          <text:p text:style-name="P11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draw:layer="layout" svg:width="3.747cm" svg:height="0.873cm" svg:x="27.573cm" svg:y="33.997cm">
          <text:p text:style-name="P11"><text:span text:style-name="T8">Mixing</text:span></text:p>
          <text:p text:style-name="P11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3.727cm" svg:height="0.821cm" svg:x="15.033cm" svg:y="36.659cm">
          <text:p text:style-name="P11"><text:span text:style-name="T8">Curves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3.771cm" svg:height="0.893cm" svg:x="27.529cm" svg:y="36.667cm">
          <text:p text:style-name="P11"><text:span text:style-name="T8">Emitter</text:span></text:p>
          <text:p text:style-name="P11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9" draw:layer="layout" svg:width="3.772cm" svg:height="0.875cm" svg:x="19.16cm" svg:y="34.005cm">
          <text:p text:style-name="P11"><text:span text:style-name="T8">Reaction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9" draw:layer="layout" svg:width="3.709cm" svg:height="0.875cm" svg:x="23.328cm" svg:y="35.349cm">
          <text:p text:style-name="P11"><text:span text:style-name="T8">Repor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3.749cm" svg:height="0.96cm" svg:x="27.551cm" svg:y="35.36cm">
          <text:p text:style-name="P11"><text:span text:style-name="T8">Project</text:span></text:p>
          <text:p text:style-name="P11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9" draw:layer="layout" svg:width="3.747cm" svg:height="0.874cm" svg:x="19.125cm" svg:y="36.662cm">
          <text:p text:style-name="P11"><text:span text:style-name="T8">Pattern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9" draw:layer="layout" svg:width="3.705cm" svg:height="0.874cm" svg:x="15.024cm" svg:y="35.3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38" draw:id="id38" draw:layer="layout" svg:width="3.155cm" svg:height="1.041cm" svg:x="13.22cm" svg:y="15.4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xml:id="id37" draw:id="id37" draw:layer="layout" svg:width="3.153cm" svg:height="1.041cm" svg:x="13.18cm" svg:y="8.8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4.54cm" svg:height="0.76cm" svg:x="26.6cm" svg:y="5.9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66" draw:text-style-name="P17" xml:id="id9" draw:id="id9" draw:layer="layout" svg:width="3.091cm" svg:height="0.875cm" svg:x="43.739cm" svg:y="9.089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xml:id="id10" draw:id="id10" draw:layer="layout" svg:width="3.09cm" svg:height="0.875cm" svg:x="43.74cm" svg:y="10.129cm">
          <text:p text:style-name="P11"><text:span text:style-name="T8">Hydrant</text:span></text:p>
          <text:p text:style-name="P11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11" draw:id="id11" draw:layer="layout" svg:width="3.09cm" svg:height="0.873cm" svg:x="43.74cm" svg:y="13.369cm">
          <text:p text:style-name="P11"><text:span text:style-name="T8">Meter</text:span></text:p>
          <text:p text:style-name="P11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xml:id="id8" draw:id="id8" draw:layer="layout" svg:width="3.09cm" svg:height="0.874cm" svg:x="43.74cm" svg:y="8.049cm">
          <text:p text:style-name="P11"><text:span text:style-name="T8">Reduction</text:span></text:p>
          <text:p text:style-name="P11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xml:id="id12" draw:id="id12" draw:layer="layout" svg:width="3.09cm" svg:height="0.856cm" svg:x="43.74cm" svg:y="22.464cm">
          <text:p text:style-name="P11"><text:span text:style-name="T8">Pipe</text:span></text:p>
          <text:p text:style-name="P11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xml:id="id13" draw:id="id13" draw:layer="layout" svg:width="3.09cm" svg:height="0.875cm" svg:x="43.74cm" svg:y="11.204cm">
          <text:p text:style-name="P11"><text:span text:style-name="T8">Pump</text:span></text:p>
          <text:p text:style-name="P11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7" draw:id="id7" draw:layer="layout" svg:width="3.09cm" svg:height="0.876cm" svg:x="43.74cm" svg:y="7.0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xml:id="id14" draw:id="id14" draw:layer="layout" svg:width="3.09cm" svg:height="0.875cm" svg:x="43.74cm" svg:y="12.283cm">
          <text:p text:style-name="P11"><text:span text:style-name="T8">Filter</text:span></text:p>
          <text:p text:style-name="P11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xml:id="id21" draw:id="id21" draw:layer="layout" svg:width="2.605cm" svg:height="0.599cm" svg:x="32.507cm" svg:y="20.2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1" draw:start-glue-point="2" draw:end-shape="id2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1" draw:start-glue-point="2" draw:end-shape="id3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1" draw:start-glue-point="2" draw:end-shape="id4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5" draw:start-glue-point="2" draw:end-shape="id6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7.448cm" draw:start-shape="id1" draw:start-glue-point="1" draw:end-shape="id7" draw:end-glue-point="3" svg:d="M29694 9465h12026v-2017h2020" svg:viewBox="0 0 14047 2018">
          <text:p/>
        </draw:connector>
        <draw:connector draw:style-name="gr75" draw:text-style-name="P11" draw:layer="layout" draw:line-skew="4.945cm" svg:x1="29.694cm" svg:y1="9.465cm" svg:x2="43.74cm" svg:y2="8.486cm" draw:start-shape="id1" draw:start-glue-point="1" draw:end-shape="id8" draw:end-glue-point="3" svg:d="M29694 9465h11986v-979h2060" svg:viewBox="0 0 14047 980">
          <text:p/>
        </draw:connector>
        <draw:connector draw:style-name="gr75" draw:text-style-name="P11" draw:layer="layout" draw:line-skew="4.986cm" svg:x1="29.694cm" svg:y1="9.465cm" svg:x2="43.739cm" svg:y2="9.526cm" draw:start-shape="id1" draw:start-glue-point="1" draw:end-shape="id9" draw:end-glue-point="3" svg:d="M29694 9465h12026v61h2019" svg:viewBox="0 0 14046 62">
          <text:p/>
        </draw:connector>
        <draw:connector draw:style-name="gr75" draw:text-style-name="P11" draw:layer="layout" draw:line-skew="4.985cm" svg:x1="29.694cm" svg:y1="9.465cm" svg:x2="43.74cm" svg:y2="10.566cm" draw:start-shape="id1" draw:start-glue-point="1" draw:end-shape="id10" svg:d="M29694 9465h12026v1101h2020" svg:viewBox="0 0 14047 1102">
          <text:p/>
        </draw:connector>
        <draw:connector draw:style-name="gr75" draw:text-style-name="P11" draw:layer="layout" draw:line-skew="4.985cm" svg:x1="29.694cm" svg:y1="9.465cm" svg:x2="43.74cm" svg:y2="13.805cm" draw:start-shape="id1" draw:start-glue-point="1" draw:end-shape="id11" svg:d="M29694 9465h12026v4340h2020" svg:viewBox="0 0 14047 4341">
          <text:p/>
        </draw:connector>
        <draw:connector draw:style-name="gr75" draw:text-style-name="P11" draw:layer="layout" draw:line-skew="2.158cm" svg:x1="32.388cm" svg:y1="15.997cm" svg:x2="43.74cm" svg:y2="22.892cm" draw:start-shape="id5" draw:start-glue-point="1" draw:end-shape="id12" draw:end-glue-point="3" svg:d="M32388 15997h7852v6895h3500" svg:viewBox="0 0 11353 6896">
          <text:p/>
        </draw:connector>
        <draw:connector draw:style-name="gr75" draw:text-style-name="P11" draw:layer="layout" draw:line-skew="4.985cm" svg:x1="29.694cm" svg:y1="9.465cm" svg:x2="43.74cm" svg:y2="11.641cm" draw:start-shape="id1" draw:start-glue-point="1" draw:end-shape="id13" svg:d="M29694 9465h12026v2176h2020" svg:viewBox="0 0 14047 2177">
          <text:p/>
        </draw:connector>
        <draw:connector draw:style-name="gr75" draw:text-style-name="P11" draw:layer="layout" draw:line-skew="4.985cm" svg:x1="29.694cm" svg:y1="9.465cm" svg:x2="43.74cm" svg:y2="12.72cm" draw:start-shape="id1" draw:start-glue-point="1" draw:end-shape="id14" svg:d="M29694 9465h12026v3255h2020" svg:viewBox="0 0 14047 3256">
          <text:p/>
        </draw:connector>
        <draw:custom-shape draw:style-name="gr76" draw:text-style-name="P19" draw:layer="layout" svg:width="3.8cm" svg:height="0.875cm" svg:x="19.12cm" svg:y="32.633cm">
          <text:p text:style-name="P11"><text:span text:style-name="T8">Rules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6" xml:id="id51" draw:id="id51" draw:layer="layout" svg:width="3.52cm" svg:height="1.044cm" svg:x="1.88cm" svg:y="9.376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21" draw:start-glue-point="0" draw:end-shape="id18" draw:end-glue-point="2" svg:d="M33809 20226v-76h-39v-481" svg:viewBox="0 0 40 558">
          <text:p/>
        </draw:connector>
        <draw:custom-shape draw:style-name="gr79" draw:text-style-name="P20" draw:layer="layout" svg:width="5.201cm" svg:height="0.875cm" svg:x="20.5cm" svg:y="31.1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7.782cm" svg:y1="4.382cm" svg:x2="32.018cm" svg:y2="5.53cm" draw:start-shape="id22" draw:start-glue-point="2" svg:d="M27782 4382v618h4236v530" svg:viewBox="0 0 4237 1149">
          <text:p/>
        </draw:connector>
        <draw:connector draw:style-name="gr80" draw:text-style-name="P11" draw:layer="layout" draw:line-skew="-0.462cm" svg:x1="30.876cm" svg:y1="4.404cm" svg:x2="32.349cm" svg:y2="5.514cm" draw:start-shape="id23" svg:d="M30876 4404v356h1473v754" svg:viewBox="0 0 1474 1111">
          <text:p/>
        </draw:connector>
        <draw:connector draw:style-name="gr80" draw:text-style-name="P11" draw:layer="layout" draw:line-skew="-0.469cm" svg:x1="34.009cm" svg:y1="4.415cm" svg:x2="32.658cm" svg:y2="5.516cm" draw:start-shape="id24" draw:start-glue-point="2" svg:d="M34009 4415v344h-1351v757" svg:viewBox="0 0 1352 1102">
          <text:p/>
        </draw:connector>
        <draw:connector draw:style-name="gr80" draw:text-style-name="P11" draw:layer="layout" draw:line-skew="-0.225cm" svg:x1="37.102cm" svg:y1="4.408cm" svg:x2="33.043cm" svg:y2="5.516cm" draw:start-shape="id25" draw:start-glue-point="2" svg:d="M37102 4408v592h-4059v516" svg:viewBox="0 0 4060 1109">
          <text:p/>
        </draw:connector>
        <draw:custom-shape draw:style-name="gr81" draw:text-style-name="P26" xml:id="id26" draw:id="id26" draw:layer="layout" svg:width="3.76cm" svg:height="0.92cm" svg:x="32.561cm" svg:y="34.2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26" draw:start-glue-point="0" draw:end-shape="id27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28" draw:end-shape="id27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frame draw:style-name="gr82" draw:text-style-name="P24" draw:layer="layout" svg:width="4.54cm" svg:height="0.76cm" svg:x="26.6cm" svg:y="5.2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83" draw:text-style-name="P27" xml:id="id29" draw:id="id29" draw:layer="layout" svg:width="3.563cm" svg:height="0.84cm" svg:x="31.857cm" svg:y="29.3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29" draw:start-glue-point="2" draw:end-shape="id30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29" draw:start-glue-point="2" draw:end-shape="id31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29" draw:start-glue-point="2" draw:end-shape="id32" draw:end-glue-point="1" svg:d="M33638 30180v1444h-2371" svg:viewBox="0 0 2372 1445">
          <text:p/>
        </draw:connector>
        <draw:custom-shape draw:style-name="gr84" draw:text-style-name="P22" draw:layer="layout" svg:width="3.8cm" svg:height="1.041cm" svg:x="17.42cm" svg:y="38.5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draw:layer="layout" svg:width="3.8cm" svg:height="1.041cm" svg:x="25.78cm" svg:y="38.5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3.193cm" svg:height="1.041cm" svg:x="13.18cm" svg:y="4.679cm">
          <text:p text:style-name="P6"><text:span text:style-name="T6">Users</text:span></text:p>
          <text:p text:style-name="P6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6" xml:id="id39" draw:id="id39" draw:layer="layout" svg:width="4.278cm" svg:height="1.041cm" svg:x="17.38cm" svg:y="15.4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33" draw:start-glue-point="2" draw:end-shape="id17" draw:end-glue-point="0" svg:d="M19480 9919v3561h2651v4886" svg:viewBox="0 0 2652 8448">
          <text:p/>
        </draw:connector>
        <draw:custom-shape draw:style-name="gr88" draw:text-style-name="P28" xml:id="id16" draw:id="id16" draw:layer="layout" svg:width="2.927cm" svg:height="1.041cm" svg:x="22.442cm" svg:y="15.4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2" xml:id="id40" draw:id="id40" draw:layer="layout" svg:width="3.155cm" svg:height="1.041cm" svg:x="13.22cm" svg:y="22.5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1" draw:start-glue-point="2" draw:end-shape="id34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1" draw:start-glue-point="2" draw:end-shape="id35" draw:end-glue-point="0" svg:d="M28372 10256v15154h-1254v755" svg:viewBox="0 0 1255 15910">
          <text:p/>
        </draw:connector>
        <draw:custom-shape draw:style-name="gr90" draw:text-style-name="P19" xml:id="id36" draw:id="id36" draw:layer="layout" svg:width="10.88cm" svg:height="0.919cm" svg:x="20.3cm" svg:y="27.841cm">
          <text:p text:style-name="P11"><text:span text:style-name="T8">Result topology adaptors </text:span></text:p>
          <text:p text:style-name="P11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31" draw:start-glue-point="0" draw:end-shape="id4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31" draw:start-glue-point="0" draw:end-shape="id2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31" draw:start-glue-point="0" draw:end-shape="id3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30" draw:start-glue-point="0" draw:end-shape="id36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36" draw:start-glue-point="0" draw:end-shape="id34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36" draw:start-glue-point="0" draw:end-shape="id35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30" draw:start-glue-point="0" draw:end-shape="id6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36" draw:start-glue-point="0" draw:end-shape="id4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37" draw:start-glue-point="1" draw:end-shape="id33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38" draw:start-glue-point="1" draw:end-shape="id39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40" draw:start-glue-point="1" draw:end-shape="id41" draw:end-glue-point="3" svg:d="M16375 23105h555v37h555" svg:viewBox="0 0 1111 38">
          <text:p/>
        </draw:connector>
        <draw:custom-shape draw:style-name="gr91" draw:text-style-name="P22" xml:id="id42" draw:id="id42" draw:layer="layout" svg:width="3.155cm" svg:height="1.041cm" svg:x="13.085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42" draw:start-glue-point="1" draw:end-shape="id17" svg:d="M16240 18840h2001v47h2001" svg:viewBox="0 0 4003 48">
          <text:p/>
        </draw:connector>
        <draw:custom-shape draw:style-name="gr92" draw:text-style-name="P25" xml:id="id43" draw:id="id43" draw:layer="layout" svg:width="2.605cm" svg:height="0.599cm" svg:x="32.507cm" svg:y="21.226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21" draw:start-glue-point="2" draw:end-shape="id43" draw:end-glue-point="0" svg:d="M33809 20825v401" svg:viewBox="0 0 1 402">
          <text:p/>
        </draw:connector>
        <draw:custom-shape draw:style-name="gr93" draw:text-style-name="P17" xml:id="id45" draw:id="id45" draw:layer="layout" svg:width="4cm" svg:height="0.876cm" svg:x="8.08cm" svg:y="18.324cm">
          <text:p text:style-name="P11"><text:span text:style-name="T12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7" xml:id="id46" draw:id="id46" draw:layer="layout" svg:width="4.04cm" svg:height="0.876cm" svg:x="8.04cm" svg:y="20.025cm">
          <text:p text:style-name="P11"><text:span text:style-name="T12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xml:id="id47" draw:id="id47" draw:layer="layout" svg:width="4cm" svg:height="0.876cm" svg:x="8.08cm" svg:y="21.625cm">
          <text:p text:style-name="P11"><text:span text:style-name="T12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9" xml:id="id52" draw:id="id52" draw:layer="layout" svg:width="3.331cm" svg:height="1.043cm" svg:x="3.329cm" svg:y="11.58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xml:id="id44" draw:id="id44" draw:layer="layout" svg:width="1.8cm" svg:height="1.04cm" svg:x="4.98cm" svg:y="19.4cm">
          <text:p text:style-name="P6"><text:span text:style-name="T13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6" xml:id="id48" draw:id="id48" draw:layer="layout" svg:width="3.76cm" svg:height="1.042cm" svg:x="1.96cm" svg:y="23.038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2" draw:layer="layout" svg:width="3.155cm" svg:height="1.041cm" svg:x="13.084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49" draw:id="id49" draw:layer="layout" svg:width="3.581cm" svg:height="1.042cm" svg:x="2.319cm" svg:y="21.02cm">
          <text:p text:style-name="P6"><text:span text:style-name="T6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7" xml:id="id53" draw:id="id53" draw:layer="layout" svg:width="4cm" svg:height="0.876cm" svg:x="8.36cm" svg:y="9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7" xml:id="id54" draw:id="id54" draw:layer="layout" svg:width="4.04cm" svg:height="0.876cm" svg:x="8.336cm" svg:y="10.69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7" xml:id="id55" draw:id="id55" draw:layer="layout" svg:width="4cm" svg:height="0.876cm" svg:x="8.34cm" svg:y="12.26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44" draw:start-glue-point="1" draw:end-shape="id45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44" draw:end-shape="id46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44" draw:start-glue-point="1" draw:end-shape="id47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48" draw:start-glue-point="0" draw:end-shape="id49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50" draw:start-glue-point="1" draw:end-shape="id44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49" draw:start-glue-point="0" draw:end-shape="id50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51" draw:start-glue-point="2" draw:end-shape="id52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52" draw:start-glue-point="1" draw:end-shape="id53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52" draw:start-glue-point="1" draw:end-shape="id54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52" draw:start-glue-point="1" draw:end-shape="id55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53" draw:start-glue-point="0" draw:end-shape="id1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54" draw:start-glue-point="1" draw:end-shape="id5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55" draw:start-glue-point="1" draw:end-shape="id18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47" draw:start-glue-point="1" draw:end-shape="id18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46" draw:start-glue-point="1" draw:end-shape="id5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45" draw:start-glue-point="0" draw:end-shape="id1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105" draw:text-style-name="P33" draw:layer="layout" svg:width="4.237cm" svg:height="1.042cm" svg:x="53.738cm" svg:y="22.562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3" draw:layer="layout" svg:width="4.208cm" svg:height="1.041cm" svg:x="53.771cm" svg:y="24.161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draw:layer="layout" svg:width="4.208cm" svg:height="1.041cm" svg:x="53.772cm" svg:y="25.761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3" draw:layer="layout" svg:width="4.208cm" svg:height="1.041cm" svg:x="53.773cm" svg:y="27.361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4" draw:layer="layout" svg:width="4.103cm" svg:height="1.042cm" svg:x="48.898cm" svg:y="22.54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4" draw:layer="layout" svg:width="4.102cm" svg:height="1.042cm" svg:x="48.833cm" svg:y="24.101cm">
          <text:p text:style-name="P6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4" draw:layer="layout" svg:width="4.103cm" svg:height="1.042cm" svg:x="48.786cm" svg:y="25.701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4" draw:layer="layout" svg:width="4.103cm" svg:height="1.042cm" svg:x="48.781cm" svg:y="27.339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6" xml:id="id62" draw:id="id62" draw:layer="layout" svg:width="3.785cm" svg:height="1.043cm" svg:x="50.921cm" svg:y="37.033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xml:id="id59" draw:id="id59" draw:layer="layout" svg:width="4.207cm" svg:height="1.044cm" svg:x="41.744cm" svg:y="37.058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6" xml:id="id60" draw:id="id60" draw:layer="layout" svg:width="4.064cm" svg:height="1.041cm" svg:x="37.191cm" svg:y="36.454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6" xml:id="id57" draw:id="id57" draw:layer="layout" svg:width="3.784cm" svg:height="0.92cm" svg:x="49.201cm" svg:y="34.833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draw:layer="layout" svg:width="4.2cm" svg:height="0.959cm" svg:x="37.261cm" svg:y="34.193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6" xml:id="id56" draw:id="id56" draw:layer="layout" svg:width="3.529cm" svg:height="1.043cm" svg:x="47.138cm" svg:y="37.033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56" draw:start-glue-point="0" draw:end-shape="id57" draw:end-glue-point="2" svg:d="M48902 37033v-640h2191v-640" svg:viewBox="0 0 2192 1281">
          <text:p/>
        </draw:connector>
        <draw:custom-shape draw:style-name="gr119" draw:text-style-name="P22" xml:id="id58" draw:id="id58" draw:layer="layout" svg:width="3.8cm" svg:height="1.041cm" svg:x="39.921cm" svg:y="39.193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2" xml:id="id61" draw:id="id61" draw:layer="layout" svg:width="3.784cm" svg:height="1.041cm" svg:x="50.941cm" svg:y="39.172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58" draw:start-glue-point="0" draw:end-shape="id59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58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59" draw:start-glue-point="3" draw:end-shape="id60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61" draw:start-glue-point="0" draw:end-shape="id62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61" draw:start-glue-point="0" draw:end-shape="id56" svg:d="M52833 39172v-759h-3931v-337" svg:viewBox="0 0 3932 1097">
          <text:p/>
        </draw:connector>
        <draw:custom-shape draw:style-name="gr121" draw:text-style-name="P26" xml:id="id28" draw:id="id28" draw:layer="layout" svg:width="3.76cm" svg:height="0.92cm" svg:x="37.561cm" svg:y="32.333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28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57" draw:start-glue-point="0" draw:end-shape="id28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56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123" draw:text-style-name="P16" draw:layer="layout" svg:width="3.942cm" svg:height="0.959cm" svg:x="42.139cm" svg:y="34.214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6" draw:layer="layout" svg:width="3.784cm" svg:height="0.92cm" svg:x="53.202cm" svg:y="34.834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1.84cm" svg:y="0.368cm">
          <draw:text-box>
            <text:p text:style-name="P6"><text:span text:style-name="T3">Water Supply Giswater 2.x data model </text:span></text:p>
          </draw:text-box>
        </draw:frame>
        <draw:custom-shape draw:style-name="gr126" draw:text-style-name="P30" xml:id="id50" draw:id="id50" draw:layer="layout" svg:width="2.92cm" svg:height="2.021cm" svg:x="1.58cm" svg:y="17.31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7" xml:id="id65" draw:id="id65" draw:layer="layout" svg:width="3.091cm" svg:height="0.875cm" svg:x="43.74cm" svg:y="26.289cm">
          <text:p text:style-name="P11"><text:span text:style-name="T8">Tap</text:span></text:p>
          <text:p text:style-name="P11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7" xml:id="id66" draw:id="id66" draw:layer="layout" svg:width="3.09cm" svg:height="0.875cm" svg:x="43.741cm" svg:y="27.329cm">
          <text:p text:style-name="P11"><text:span text:style-name="T8">Wjoin</text:span></text:p>
          <text:p text:style-name="P11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xml:id="id64" draw:id="id64" draw:layer="layout" svg:width="3.09cm" svg:height="0.874cm" svg:x="43.741cm" svg:y="25.249cm">
          <text:p text:style-name="P11"><text:span text:style-name="T8">Fountain</text:span></text:p>
          <text:p text:style-name="P11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7" xml:id="id63" draw:id="id63" draw:layer="layout" svg:width="3.09cm" svg:height="0.876cm" svg:x="43.741cm" svg:y="24.21cm">
          <text:p text:style-name="P11"><text:span text:style-name="T8">Greentap</text:span></text:p>
          <text:p text:style-name="P11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4.648cm" draw:start-shape="id18" draw:start-glue-point="1" draw:end-shape="id63" draw:end-glue-point="3" svg:d="M35073 18849h4352v5799h4316" svg:viewBox="0 0 8669 5800">
          <text:p/>
        </draw:connector>
        <draw:connector draw:style-name="gr75" draw:text-style-name="P11" draw:layer="layout" svg:x1="35.073cm" svg:y1="18.849cm" svg:x2="43.741cm" svg:y2="25.686cm" draw:start-shape="id18" draw:start-glue-point="1" draw:end-shape="id64" svg:d="M35073 18849h4352v6837h4316" svg:viewBox="0 0 8669 6838">
          <text:p/>
        </draw:connector>
        <draw:connector draw:style-name="gr75" draw:text-style-name="P11" draw:layer="layout" svg:x1="35.073cm" svg:y1="18.849cm" svg:x2="43.74cm" svg:y2="26.726cm" draw:start-shape="id18" draw:start-glue-point="1" draw:end-shape="id65" draw:end-glue-point="3" svg:d="M35073 18849h4351v7877h4316" svg:viewBox="0 0 8668 7878">
          <text:p/>
        </draw:connector>
        <draw:connector draw:style-name="gr75" draw:text-style-name="P11" draw:layer="layout" svg:x1="35.073cm" svg:y1="18.849cm" svg:x2="43.741cm" svg:y2="27.766cm" draw:start-shape="id18" draw:start-glue-point="1" draw:end-shape="id66" svg:d="M35073 18849h4352v8917h4316" svg:viewBox="0 0 8669 8918">
          <text:p/>
        </draw:connector>
        <draw:custom-shape draw:style-name="gr131" draw:text-style-name="P17" xml:id="id67" draw:id="id67" draw:layer="layout" svg:width="3.09cm" svg:height="0.876cm" svg:x="43.741cm" svg:y="5.911cm">
          <text:p text:style-name="P11"><text:span text:style-name="T8">Waterwell</text:span></text:p>
          <text:p text:style-name="P11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7" xml:id="id68" draw:id="id68" draw:layer="layout" svg:width="3.09cm" svg:height="0.876cm" svg:x="43.742cm" svg:y="4.812cm">
          <text:p text:style-name="P11"><text:span text:style-name="T8">Source</text:span></text:p>
          <text:p text:style-name="P11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7" xml:id="id69" draw:id="id69" draw:layer="layout" svg:width="3.09cm" svg:height="0.876cm" svg:x="43.743cm" svg:y="3.713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7" xml:id="id70" draw:id="id70" draw:layer="layout" svg:width="3.09cm" svg:height="0.876cm" svg:x="43.744cm" svg:y="2.614cm">
          <text:p text:style-name="P11"><text:span text:style-name="T19">Tank</text:span></text:p>
          <text:p text:style-name="P11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6" xml:id="id76" draw:id="id76" draw:layer="layout" svg:width="3.09cm" svg:height="0.856cm" svg:x="43.741cm" svg:y="21.364cm">
          <text:p text:style-name="P11"><text:span text:style-name="T20">varc</text:span></text:p>
          <text:p text:style-name="P11"><text:span text:style-name="T2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7" xml:id="id71" draw:id="id71" draw:layer="layout" svg:width="3.09cm" svg:height="0.873cm" svg:x="43.741cm" svg:y="14.469cm">
          <text:p text:style-name="P11"><text:span text:style-name="T20">Register</text:span></text:p>
          <text:p text:style-name="P11"><text:span text:style-name="T21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7" xml:id="id72" draw:id="id72" draw:layer="layout" svg:width="3.09cm" svg:height="0.873cm" svg:x="43.741cm" svg:y="15.569cm">
          <text:p text:style-name="P11"><text:span text:style-name="T20">Expansion tank</text:span></text:p>
          <text:p text:style-name="P11"><text:span text:style-name="T21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37" xml:id="id73" draw:id="id73" draw:layer="layout" svg:width="3.09cm" svg:height="0.873cm" svg:x="43.741cm" svg:y="16.669cm">
          <text:p text:style-name="P11"><text:span text:style-name="T20">Flexunion</text:span></text:p>
          <text:p text:style-name="P11"><text:span text:style-name="T21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7" xml:id="id74" draw:id="id74" draw:layer="layout" svg:width="3.09cm" svg:height="0.873cm" svg:x="43.741cm" svg:y="17.769cm">
          <text:p text:style-name="P11"><text:span text:style-name="T20">Net Sampleoint</text:span></text:p>
          <text:p text:style-name="P11"><text:span text:style-name="T21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37" xml:id="id75" draw:id="id75" draw:layer="layout" svg:width="3.09cm" svg:height="0.873cm" svg:x="43.742cm" svg:y="18.869cm">
          <text:p text:style-name="P11"><text:span text:style-name="T20">Net element</text:span></text:p>
          <text:p text:style-name="P11"><text:span text:style-name="T21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349cm" draw:end-shape="id67" draw:end-glue-point="3" svg:d="M29694 9431h12026v-3082h2021" svg:viewBox="0 0 14048 3083">
          <text:p/>
        </draw:connector>
        <draw:connector draw:style-name="gr75" draw:text-style-name="P11" draw:layer="layout" draw:line-skew="5.257cm" svg:x1="29.694cm" svg:y1="9.431cm" svg:x2="43.742cm" svg:y2="5.25cm" draw:end-shape="id68" draw:end-glue-point="3" svg:d="M29694 9431h12026v-4181h2022" svg:viewBox="0 0 14049 4182">
          <text:p/>
        </draw:connector>
        <draw:connector draw:style-name="gr75" draw:text-style-name="P11" draw:layer="layout" draw:line-skew="5.256cm" svg:x1="29.694cm" svg:y1="9.431cm" svg:x2="43.743cm" svg:y2="4.151cm" draw:end-shape="id69" draw:end-glue-point="3" svg:d="M29694 9431h12026v-5280h2023" svg:viewBox="0 0 14050 5281">
          <text:p/>
        </draw:connector>
        <draw:connector draw:style-name="gr75" draw:text-style-name="P11" draw:layer="layout" draw:line-skew="5.216cm" svg:x1="29.694cm" svg:y1="9.431cm" svg:x2="43.744cm" svg:y2="3.052cm" draw:end-shape="id70" draw:end-glue-point="3" svg:d="M29694 9431h11986v-6379h2064" svg:viewBox="0 0 14051 6380">
          <text:p/>
        </draw:connector>
        <draw:connector draw:style-name="gr75" draw:text-style-name="P11" draw:layer="layout" draw:line-skew="5.257cm" svg:x1="29.694cm" svg:y1="9.431cm" svg:x2="43.741cm" svg:y2="14.905cm" draw:end-shape="id71" draw:end-glue-point="3" svg:d="M29694 9431h12026v5474h2021" svg:viewBox="0 0 14048 5475">
          <text:p/>
        </draw:connector>
        <draw:connector draw:style-name="gr75" draw:text-style-name="P11" draw:layer="layout" draw:line-skew="5.177cm" svg:x1="29.694cm" svg:y1="9.431cm" svg:x2="43.741cm" svg:y2="16.005cm" draw:end-shape="id72" draw:end-glue-point="3" svg:d="M29694 9431h11946v6574h2101" svg:viewBox="0 0 14048 6575">
          <text:p/>
        </draw:connector>
        <draw:connector draw:style-name="gr75" draw:text-style-name="P11" draw:layer="layout" draw:line-skew="5.217cm" svg:x1="29.694cm" svg:y1="9.431cm" svg:x2="43.741cm" svg:y2="17.105cm" draw:end-shape="id73" draw:end-glue-point="3" svg:d="M29694 9431h11986v7674h2061" svg:viewBox="0 0 14048 7675">
          <text:p/>
        </draw:connector>
        <draw:connector draw:style-name="gr75" draw:text-style-name="P11" draw:layer="layout" draw:line-skew="5.257cm" svg:x1="29.694cm" svg:y1="9.431cm" svg:x2="43.741cm" svg:y2="18.205cm" draw:end-shape="id74" draw:end-glue-point="3" svg:d="M29694 9431h12026v8774h2021" svg:viewBox="0 0 14048 8775">
          <text:p/>
        </draw:connector>
        <draw:connector draw:style-name="gr75" draw:text-style-name="P11" draw:layer="layout" draw:line-skew="4.944cm" svg:x1="29.694cm" svg:y1="9.465cm" svg:x2="43.742cm" svg:y2="19.305cm" draw:start-shape="id1" draw:start-glue-point="1" draw:end-shape="id75" svg:d="M29694 9465h11986v9840h2062" svg:viewBox="0 0 14049 9841">
          <text:p/>
        </draw:connector>
        <draw:connector draw:style-name="gr75" draw:text-style-name="P11" draw:layer="layout" draw:line-skew="2.47cm" svg:x1="32.388cm" svg:y1="16.032cm" svg:x2="43.741cm" svg:y2="21.792cm" draw:end-shape="id76" draw:end-glue-point="3" svg:d="M32388 16032h7892v5760h3461" svg:viewBox="0 0 11354 5761">
          <text:p/>
        </draw:connector>
        <draw:custom-shape draw:style-name="gr141" draw:text-style-name="P38" xml:id="id77" draw:id="id77" draw:layer="layout" svg:width="2.644cm" svg:height="1.581cm" svg:x="29.756cm" svg:y="6.779cm">
          <text:p text:style-name="P11"><text:span text:style-name="T22">Polygon</text:span></text:p>
          <text:p text:style-name="P1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052cm" draw:start-shape="id77" draw:start-glue-point="1" draw:end-shape="id70" draw:end-glue-point="3" svg:d="M32400 7569h8440v-4517h2904" svg:viewBox="0 0 11345 4518">
          <text:p/>
        </draw:connector>
        <draw:custom-shape draw:style-name="gr142" draw:text-style-name="P37" xml:id="id78" draw:id="id78" draw:layer="layout" svg:width="3.09cm" svg:height="0.873cm" svg:x="43.743cm" svg:y="19.969cm">
          <text:p text:style-name="P11"><text:span text:style-name="T20">Net wjoin</text:span></text:p>
          <text:p text:style-name="P11"><text:span text:style-name="T21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0.405cm" draw:end-shape="id78" draw:end-glue-point="3" svg:d="M29694 9500h11986v10905h2063" svg:viewBox="0 0 14050 10906">
          <text:p/>
        </draw:connector>
        <draw:custom-shape draw:style-name="gr143" draw:text-style-name="P34" draw:layer="layout" svg:width="4.103cm" svg:height="1.042cm" svg:x="48.84cm" svg:y="29.038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3" draw:layer="layout" svg:width="4.208cm" svg:height="1.041cm" svg:x="53.774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39" draw:start-glue-point="1" draw:end-shape="id16" draw:end-glue-point="3" svg:d="M21658 16005h784" svg:viewBox="0 0 785 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custom-shape draw:style-name="gr145" draw:text-style-name="P1" draw:layer="layout" svg:width="4.32cm" svg:height="16.52cm" svg:x="45.202cm" svg:y="3.2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21.24cm" svg:height="9.4cm" svg:x="33.701cm" svg:y="31.4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draw:layer="layout" svg:width="30.198cm" svg:height="21.44cm" svg:x="14.263cm" svg:y="3.33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12.058cm" svg:height="7.467cm" svg:x="1.703cm" svg:y="6.0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" draw:layer="layout" svg:width="12.178cm" svg:height="7.64cm" svg:x="1.663cm" svg:y="15.19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0.64cm" svg:height="14.52cm" svg:x="2.481cm" svg:y="25.15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8" draw:layer="layout" svg:width="10.48cm" svg:height="7.12cm" svg:x="47.922cm" svg:y="21.92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2.46cm" svg:height="7.532cm" svg:x="18.64cm" svg:y="11.8cm">
          <draw:text-box>
            <text:p text:style-name="P6"><text:span text:style-name="T1">Kernel</text:span></text:p>
            <text:p text:style-name="P6"><text:span text:style-name="T2">Tables acting as core tables. These are topology tables (node/arc/connec/gully/element) with catalogs, sector,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5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9.98cm" svg:y="29.3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39.08cm" svg:y="32.9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frame draw:style-name="gr152" draw:text-style-name="P7" draw:layer="layout" svg:width="5.76cm" svg:height="9.861cm" svg:x="44.6cm" svg:y="6.18cm">
          <draw:text-box>
            <text:p text:style-name="P6"><text:span text:style-name="T1">Add info</text:span></text:p>
            <text:p text:style-name="P6"><text:span text:style-name="T2">Tables used </text:span></text:p>
            <text:p text:style-name="P6"><text:span text:style-name="T2">to store </text:span></text:p>
            <text:p text:style-name="P6"><text:span text:style-name="T2">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3.1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1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Urban Drainage &amp; Sewerage Giswater 2.x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145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xml:id="id122" draw:id="id122" draw:layer="layout" svg:width="3.155cm" svg:height="1.041cm" svg:x="15.71cm" svg:y="13.0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2" draw:layer="layout" svg:width="15.65cm" svg:height="18.34cm" svg:x="29.07cm" svg:y="6.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3" draw:layer="layout" svg:width="13.8cm" svg:height="15.44cm" svg:x="29.51cm" svg:y="6.74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2" xml:id="id83" draw:id="id83" draw:layer="layout" svg:width="2.651cm" svg:height="1.6cm" svg:x="35.827cm" svg:y="13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4" xml:id="id94" draw:id="id94" draw:layer="layout" svg:width="2.605cm" svg:height="1.639cm" svg:x="40.458cm" svg:y="18.9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5" xml:id="id96" draw:id="id96" draw:layer="layout" svg:width="2.052cm" svg:height="1.453cm" svg:x="42.34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6" xml:id="id93" draw:id="id93" draw:layer="layout" svg:width="3.778cm" svg:height="1.043cm" svg:x="21.932cm" svg:y="18.2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6" xml:id="id95" draw:id="id95" draw:layer="layout" svg:width="3.729cm" svg:height="1.041cm" svg:x="24.73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6" xml:id="id101" draw:id="id101" draw:layer="layout" svg:width="2.783cm" svg:height="0.882cm" svg:x="31.681cm" svg:y="3.9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6" xml:id="id102" draw:id="id102" draw:layer="layout" svg:width="2.803cm" svg:height="0.904cm" svg:x="34.765cm" svg:y="3.9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6" xml:id="id103" draw:id="id103" draw:layer="layout" svg:width="2.615cm" svg:height="0.915cm" svg:x="37.992cm" svg:y="3.9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6" xml:id="id104" draw:id="id104" draw:layer="layout" svg:width="2.691cm" svg:height="0.908cm" svg:x="41.047cm" svg:y="3.9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3" xml:id="id79" draw:id="id79" draw:layer="layout" svg:width="2.644cm" svg:height="1.581cm" svg:x="32.34cm" svg:y="7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177cm" svg:height="1.041cm" svg:x="20.07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6" xml:id="id117" draw:id="id117" draw:layer="layout" svg:width="4.375cm" svg:height="1.041cm" svg:x="20.035cm" svg:y="7.9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7" xml:id="id82" draw:id="id82" draw:layer="layout" svg:width="3cm" svg:height="0.873cm" svg:x="12.5cm" svg:y="27.3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8" xml:id="id84" draw:id="id84" draw:layer="layout" svg:width="2.72cm" svg:height="0.873cm" svg:x="21.9cm" svg:y="27.364cm">
          <text:p text:style-name="P11"><text:span text:style-name="T8">Conduit</text:span></text:p>
          <text:p text:style-name="P11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7" xml:id="id80" draw:id="id80" draw:layer="layout" svg:width="2.875cm" svg:height="0.873cm" svg:x="9.36cm" svg:y="27.365cm">
          <text:p text:style-name="P11"><text:span text:style-name="T8">storage</text:span></text:p>
          <text:p text:style-name="P11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8" xml:id="id118" draw:id="id118" draw:layer="layout" svg:width="2.8cm" svg:height="0.873cm" svg:x="15.76cm" svg:y="27.365cm">
          <text:p text:style-name="P11"><text:span text:style-name="T8">weir</text:span></text:p>
          <text:p text:style-name="P11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7" xml:id="id81" draw:id="id81" draw:layer="layout" svg:width="2.815cm" svg:height="0.873cm" svg:x="6.34cm" svg:y="27.365cm">
          <text:p text:style-name="P11"><text:span text:style-name="T8">outfall</text:span></text:p>
          <text:p text:style-name="P11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8" xml:id="id119" draw:id="id119" draw:layer="layout" svg:width="2.88cm" svg:height="0.873cm" svg:x="18.82cm" svg:y="27.3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9" xml:id="id114" draw:id="id114" draw:layer="layout" svg:width="12.24cm" svg:height="0.874cm" svg:x="15.58cm" svg:y="30.5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9" xml:id="id115" draw:id="id115" draw:layer="layout" svg:width="11.896cm" svg:height="0.874cm" svg:x="3.324cm" svg:y="30.5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20" xml:id="id116" draw:id="id116" draw:layer="layout" svg:width="7.887cm" svg:height="0.875cm" svg:x="19.98cm" svg:y="32.3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20" draw:layer="layout" svg:width="7.896cm" svg:height="0.875cm" svg:x="3.324cm" svg:y="32.3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21" xml:id="id112" draw:id="id112" draw:layer="layout" svg:width="3.749cm" svg:height="0.875cm" svg:x="24.151cm" svg:y="33.812cm">
          <text:p text:style-name="P11"><text:span text:style-name="T8">DWF</text:span></text:p>
          <text:p text:style-name="P11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9" draw:layer="layout" svg:width="3.753cm" svg:height="0.876cm" svg:x="19.928cm" svg:y="33.843cm">
          <text:p text:style-name="P11"><text:span text:style-name="T8">Buildup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9" draw:layer="layout" svg:width="3.749cm" svg:height="0.859cm" svg:x="11.624cm" svg:y="33.844cm">
          <text:p text:style-name="P11"><text:span text:style-name="T8">Lid control</text:span></text:p>
          <text:p text:style-name="P11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9" draw:layer="layout" svg:width="3.752cm" svg:height="0.899cm" svg:x="19.931cm" svg:y="37.8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9" draw:layer="layout" svg:width="3.728cm" svg:height="0.873cm" svg:x="15.76cm" svg:y="36.527cm">
          <text:p text:style-name="P11"><text:span text:style-name="T8">Landus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19" draw:layer="layout" svg:width="3.753cm" svg:height="0.873cm" svg:x="19.928cm" svg:y="35.196cm">
          <text:p text:style-name="P11"><text:span text:style-name="T8">Washoff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19" draw:layer="layout" svg:width="3.751cm" svg:height="0.873cm" svg:x="11.622cm" svg:y="35.197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19" draw:layer="layout" svg:width="3.747cm" svg:height="0.873cm" svg:x="24.173cm" svg:y="35.197cm">
          <text:p text:style-name="P11"><text:span text:style-name="T8">DWF</text:span></text:p>
          <text:p text:style-name="P11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9" draw:layer="layout" svg:width="3.727cm" svg:height="0.901cm" svg:x="11.633cm" svg:y="37.859cm">
          <text:p text:style-name="P11"><text:span text:style-name="T8">Evaporation</text:span></text:p>
          <text:p text:style-name="P11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9" draw:layer="layout" svg:width="3.772cm" svg:height="0.875cm" svg:x="15.76cm" svg:y="35.205cm">
          <text:p text:style-name="P11"><text:span text:style-name="T8">Pollutant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9" draw:layer="layout" svg:width="3.709cm" svg:height="0.875cm" svg:x="19.928cm" svg:y="36.549cm">
          <text:p text:style-name="P11"><text:span text:style-name="T8">Treatmen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19" draw:layer="layout" svg:width="3.749cm" svg:height="0.96cm" svg:x="24.151cm" svg:y="36.56cm">
          <text:p text:style-name="P11"><text:span text:style-name="T8">Timeseries</text:span></text:p>
          <text:p text:style-name="P11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19" draw:layer="layout" svg:width="3.747cm" svg:height="0.874cm" svg:x="15.725cm" svg:y="37.862cm">
          <text:p text:style-name="P11"><text:span text:style-name="T8">Coverage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19" draw:layer="layout" svg:width="3.705cm" svg:height="0.874cm" svg:x="11.624cm" svg:y="36.55cm">
          <text:p text:style-name="P11"><text:span text:style-name="T8">RDII</text:span></text:p>
          <text:p text:style-name="P11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22" xml:id="id123" draw:id="id123" draw:layer="layout" svg:width="3.153cm" svg:height="1.041cm" svg:x="15.67cm" svg:y="6.7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4" draw:text-style-name="P24" draw:layer="layout" svg:width="4.54cm" svg:height="0.76cm" svg:x="31.89cm" svg:y="6.7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195" draw:text-style-name="P17" xml:id="id86" draw:id="id86" draw:layer="layout" svg:width="3.091cm" svg:height="0.875cm" svg:x="45.829cm" svg:y="6.789cm">
          <text:p text:style-name="P11"><text:span text:style-name="T8">Outfall</text:span></text:p>
          <text:p text:style-name="P11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17" xml:id="id87" draw:id="id87" draw:layer="layout" svg:width="3.09cm" svg:height="0.873cm" svg:x="45.83cm" svg:y="14.864cm">
          <text:p text:style-name="P11"><text:span text:style-name="T8">Varc</text:span></text:p>
          <text:p text:style-name="P11"><text:span text:style-name="T24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40" xml:id="id89" draw:id="id89" draw:layer="layout" svg:width="3.09cm" svg:height="0.875cm" svg:x="45.83cm" svg:y="10.304cm">
          <text:p text:style-name="P11"><text:span text:style-name="T8">Wwtp</text:span></text:p>
          <text:p text:style-name="P11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17" xml:id="id85" draw:id="id85" draw:layer="layout" svg:width="3.09cm" svg:height="0.876cm" svg:x="45.83cm" svg:y="5.8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17" xml:id="id90" draw:id="id90" draw:layer="layout" svg:width="3.09cm" svg:height="0.875cm" svg:x="45.83cm" svg:y="15.883cm">
          <text:p text:style-name="P11"><text:span text:style-name="T8">Conduit</text:span></text:p>
          <text:p text:style-name="P11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25" xml:id="id97" draw:id="id97" draw:layer="layout" svg:width="2.605cm" svg:height="0.599cm" svg:x="37.597cm" svg:y="20.1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10.797cm" svg:y2="27.365cm" draw:start-shape="id79" draw:start-glue-point="2" draw:end-shape="id80" draw:end-glue-point="0" svg:d="M33662 9256v16254h-22865v1855" svg:viewBox="0 0 22866 18110">
          <text:p/>
        </draw:connector>
        <draw:connector draw:style-name="gr75" draw:text-style-name="P11" draw:layer="layout" draw:line-skew="7.182cm" svg:x1="33.662cm" svg:y1="9.256cm" svg:x2="7.747cm" svg:y2="27.365cm" draw:start-shape="id79" draw:start-glue-point="2" draw:end-shape="id81" draw:end-glue-point="0" svg:d="M33662 9256v16254h-25915v1855" svg:viewBox="0 0 25916 18110">
          <text:p/>
        </draw:connector>
        <draw:connector draw:style-name="gr75" draw:text-style-name="P11" draw:layer="layout" draw:line-skew="7.182cm" svg:x1="33.662cm" svg:y1="9.256cm" svg:x2="14cm" svg:y2="27.364cm" draw:start-shape="id79" draw:start-glue-point="2" draw:end-shape="id82" draw:end-glue-point="0" svg:d="M33662 9256v16254h-19662v1854" svg:viewBox="0 0 19663 18109">
          <text:p/>
        </draw:connector>
        <draw:connector draw:style-name="gr75" draw:text-style-name="P11" draw:layer="layout" draw:line-skew="5.802cm" svg:x1="37.152cm" svg:y1="14.797cm" svg:x2="23.26cm" svg:y2="27.364cm" draw:start-shape="id83" draw:start-glue-point="2" draw:end-shape="id84" svg:d="M37152 14797v12103h-13892v464" svg:viewBox="0 0 13893 12568">
          <text:p/>
        </draw:connector>
        <draw:connector draw:style-name="gr75" draw:text-style-name="P11" draw:layer="layout" draw:line-skew="4.295cm" svg:x1="34.984cm" svg:y1="8.465cm" svg:x2="45.83cm" svg:y2="6.248cm" draw:start-shape="id79" draw:start-glue-point="1" draw:end-shape="id85" draw:end-glue-point="3" svg:d="M34984 8465h9736v-2217h1110" svg:viewBox="0 0 10847 2218">
          <text:p/>
        </draw:connector>
        <draw:connector draw:style-name="gr75" draw:text-style-name="P11" draw:layer="layout" draw:line-skew="4.296cm" svg:x1="34.984cm" svg:y1="8.465cm" svg:x2="45.829cm" svg:y2="7.226cm" draw:start-shape="id79" draw:start-glue-point="1" draw:end-shape="id86" draw:end-glue-point="3" svg:d="M34984 8465h9736v-1239h1109" svg:viewBox="0 0 10846 1240">
          <text:p/>
        </draw:connector>
        <draw:connector draw:style-name="gr75" draw:text-style-name="P11" xml:id="id88" draw:id="id88" draw:layer="layout" svg:x1="34.984cm" svg:y1="8.465cm" svg:x2="34.984cm" svg:y2="8.465cm" draw:start-shape="id79" draw:start-glue-point="1" draw:end-shape="id79" draw:end-glue-point="1" svg:d="M34984 8465z" svg:viewBox="0 0 1 1">
          <text:p/>
        </draw:connector>
        <draw:connector draw:style-name="gr75" draw:text-style-name="P11" draw:layer="layout" svg:x1="38.478cm" svg:y1="13.997cm" svg:x2="45.83cm" svg:y2="15.3cm" draw:start-shape="id83" draw:start-glue-point="1" draw:end-shape="id87" draw:end-glue-point="3" svg:d="M38478 13997h3694v1303h3658" svg:viewBox="0 0 7353 130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svg:d="M34984 8465h6216v2276h4630" svg:viewBox="0 0 10847 2277">
          <text:p/>
        </draw:connector>
        <draw:connector draw:style-name="gr75" draw:text-style-name="P11" draw:layer="layout" svg:x1="38.478cm" svg:y1="13.997cm" svg:x2="45.83cm" svg:y2="16.32cm" draw:start-shape="id83" draw:start-glue-point="1" draw:end-shape="id90" draw:end-glue-point="3" svg:d="M38478 13997h3694v2323h3658" svg:viewBox="0 0 7353 2324">
          <text:p/>
        </draw:connector>
        <draw:custom-shape draw:style-name="gr201" draw:text-style-name="P19" draw:layer="layout" svg:width="3.8cm" svg:height="0.875cm" svg:x="15.72cm" svg:y="33.833cm">
          <text:p text:style-name="P11"><text:span text:style-name="T8">Loading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2" draw:text-style-name="P11" draw:layer="layout" svg:x1="28.459cm" svg:y1="8.498cm" svg:x2="32.34cm" svg:y2="8.465cm" draw:start-shape="id91" draw:start-glue-point="1" draw:end-shape="id79" draw:end-glue-point="3" svg:d="M28459 8498h1931v-33h1950" svg:viewBox="0 0 3882 34">
          <text:p/>
        </draw:connector>
        <draw:connector draw:style-name="gr78" draw:text-style-name="P11" draw:layer="layout" svg:x1="28.459cm" svg:y1="12.305cm" svg:x2="35.827cm" svg:y2="13.997cm" draw:start-shape="id92" draw:start-glue-point="1" draw:end-shape="id83" draw:end-glue-point="3" svg:d="M28459 12305h3674v1692h3694" svg:viewBox="0 0 7369 1693">
          <text:p/>
        </draw:connector>
        <draw:connector draw:style-name="gr78" draw:text-style-name="P11" draw:layer="layout" svg:x1="25.71cm" svg:y1="18.787cm" svg:x2="40.458cm" svg:y2="19.749cm" draw:start-shape="id93" draw:start-glue-point="1" draw:end-shape="id94" draw:end-glue-point="3" svg:d="M25710 18787h7364v962h7384" svg:viewBox="0 0 14749 963">
          <text:p/>
        </draw:connector>
        <draw:connector draw:style-name="gr202" draw:text-style-name="P11" draw:layer="layout" svg:x1="28.459cm" svg:y1="23.142cm" svg:x2="42.348cm" svg:y2="23.173cm" draw:start-shape="id95" draw:start-glue-point="1" draw:end-shape="id96" draw:end-glue-point="3" svg:d="M28459 23142h6945v31h6944" svg:viewBox="0 0 13890 32">
          <text:p/>
        </draw:connector>
        <draw:connector draw:style-name="gr75" draw:text-style-name="P11" draw:layer="layout" draw:line-skew="1.107cm" svg:x1="38.899cm" svg:y1="20.126cm" svg:x2="39.704cm" svg:y2="17.5cm" draw:start-shape="id97" draw:start-glue-point="0" draw:end-shape="id98" draw:end-glue-point="2" svg:d="M38899 20126v-206h805v-2420" svg:viewBox="0 0 806 2627">
          <text:p/>
        </draw:connector>
        <draw:custom-shape draw:style-name="gr203" draw:text-style-name="P16" xml:id="id109" draw:id="id109" draw:layer="layout" svg:width="3.785cm" svg:height="1.043cm" svg:x="48.22cm" svg:y="37.02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6" xml:id="id106" draw:id="id106" draw:layer="layout" svg:width="4.207cm" svg:height="1.044cm" svg:x="39.043cm" svg:y="37.045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6" xml:id="id107" draw:id="id107" draw:layer="layout" svg:width="4.064cm" svg:height="1.041cm" svg:x="34.49cm" svg:y="36.441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16" xml:id="id100" draw:id="id100" draw:layer="layout" svg:width="3.784cm" svg:height="0.92cm" svg:x="46.5cm" svg:y="34.82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16" draw:layer="layout" svg:width="4.2cm" svg:height="0.959cm" svg:x="34.56cm" svg:y="34.18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16" xml:id="id99" draw:id="id99" draw:layer="layout" svg:width="3.529cm" svg:height="1.043cm" svg:x="44.437cm" svg:y="37.02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722cm" svg:y1="36.441cm" svg:x2="36.731cm" svg:y2="35.139cm" svg:d="M36722 36441v-651h9v-651" svg:viewBox="0 0 10 1303">
          <text:p/>
        </draw:connector>
        <draw:connector draw:style-name="gr75" draw:text-style-name="P11" draw:layer="layout" svg:x1="46.201cm" svg:y1="37.02cm" svg:x2="48.392cm" svg:y2="35.74cm" draw:start-shape="id99" draw:start-glue-point="0" draw:end-shape="id100" draw:end-glue-point="2" svg:d="M46201 37020v-640h2191v-640" svg:viewBox="0 0 2192 1281">
          <text:p/>
        </draw:connector>
        <draw:custom-shape draw:style-name="gr209" draw:text-style-name="P20" draw:layer="layout" svg:width="7.8cm" svg:height="0.875cm" svg:x="11.7cm" svg:y="32.3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33.072cm" svg:y1="4.782cm" svg:x2="37.308cm" svg:y2="5.93cm" draw:start-shape="id101" draw:start-glue-point="2" svg:d="M33072 4782v618h4236v530" svg:viewBox="0 0 4237 1149">
          <text:p/>
        </draw:connector>
        <draw:connector draw:style-name="gr80" draw:text-style-name="P11" draw:layer="layout" draw:line-skew="-0.462cm" svg:x1="36.166cm" svg:y1="4.804cm" svg:x2="37.639cm" svg:y2="5.914cm" draw:start-shape="id102" svg:d="M36166 4804v356h1473v754" svg:viewBox="0 0 1474 1111">
          <text:p/>
        </draw:connector>
        <draw:connector draw:style-name="gr80" draw:text-style-name="P11" draw:layer="layout" draw:line-skew="-0.469cm" svg:x1="39.299cm" svg:y1="4.815cm" svg:x2="37.948cm" svg:y2="5.916cm" draw:start-shape="id103" draw:start-glue-point="2" svg:d="M39299 4815v344h-1351v757" svg:viewBox="0 0 1352 1102">
          <text:p/>
        </draw:connector>
        <draw:connector draw:style-name="gr80" draw:text-style-name="P11" draw:layer="layout" draw:line-skew="-0.225cm" svg:x1="42.392cm" svg:y1="4.808cm" svg:x2="38.333cm" svg:y2="5.916cm" draw:start-shape="id104" draw:start-glue-point="2" svg:d="M42392 4808v592h-4059v516" svg:viewBox="0 0 4060 1109">
          <text:p/>
        </draw:connector>
        <draw:custom-shape draw:style-name="gr210" draw:text-style-name="P22" xml:id="id105" draw:id="id105" draw:layer="layout" svg:width="3.8cm" svg:height="1.041cm" svg:x="37.22cm" svg:y="39.18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22" xml:id="id108" draw:id="id108" draw:layer="layout" svg:width="3.784cm" svg:height="1.041cm" svg:x="48.24cm" svg:y="39.159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39.12cm" svg:y1="39.18cm" svg:x2="41.146cm" svg:y2="38.089cm" draw:start-shape="id105" draw:start-glue-point="0" draw:end-shape="id106" draw:end-glue-point="2" svg:d="M39120 39180v-780h2026v-311" svg:viewBox="0 0 2027 1092">
          <text:p/>
        </draw:connector>
        <draw:connector draw:style-name="gr75" draw:text-style-name="P11" draw:layer="layout" svg:x1="39.12cm" svg:y1="39.18cm" svg:x2="36.622cm" svg:y2="37.482cm" draw:start-shape="id105" draw:start-glue-point="0" svg:d="M39120 39180v-1112h-2498v-586" svg:viewBox="0 0 2499 1699">
          <text:p/>
        </draw:connector>
        <draw:connector draw:style-name="gr75" draw:text-style-name="P11" draw:layer="layout" svg:x1="39.043cm" svg:y1="37.567cm" svg:x2="38.554cm" svg:y2="36.961cm" draw:start-shape="id106" draw:start-glue-point="3" draw:end-shape="id107" draw:end-glue-point="1" svg:d="M39043 37567h-244v-606h-245" svg:viewBox="0 0 490 607">
          <text:p/>
        </draw:connector>
        <draw:connector draw:style-name="gr75" draw:text-style-name="P11" draw:layer="layout" draw:line-skew="-0.231cm" svg:x1="50.132cm" svg:y1="39.159cm" svg:x2="50.112cm" svg:y2="38.063cm" draw:start-shape="id108" draw:start-glue-point="0" draw:end-shape="id109" draw:end-glue-point="2" svg:d="M50132 39159v-779h-20v-317" svg:viewBox="0 0 21 1097">
          <text:p/>
        </draw:connector>
        <draw:connector draw:style-name="gr75" draw:text-style-name="P11" draw:layer="layout" draw:line-skew="-0.211cm" svg:x1="50.132cm" svg:y1="39.159cm" svg:x2="46.201cm" svg:y2="38.063cm" draw:start-shape="id108" draw:start-glue-point="0" draw:end-shape="id99" svg:d="M50132 39159v-759h-3931v-337" svg:viewBox="0 0 3932 1097">
          <text:p/>
        </draw:connector>
        <draw:custom-shape draw:style-name="gr212" draw:text-style-name="P26" xml:id="id110" draw:id="id110" draw:layer="layout" svg:width="3.76cm" svg:height="0.92cm" svg:x="34.86cm" svg:y="32.32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631cm" svg:y1="34.18cm" svg:x2="36.74cm" svg:y2="33.24cm" draw:end-shape="id110" draw:end-glue-point="2" svg:d="M36631 34180v-207h109v-733" svg:viewBox="0 0 110 941">
          <text:p/>
        </draw:connector>
        <draw:connector draw:style-name="gr75" draw:text-style-name="P11" draw:layer="layout" draw:line-skew="-0.291cm" svg:x1="48.392cm" svg:y1="34.82cm" svg:x2="36.74cm" svg:y2="33.24cm" draw:start-shape="id100" draw:start-glue-point="0" draw:end-shape="id110" draw:end-glue-point="2" svg:d="M48392 34820v-1080h-11652v-500" svg:viewBox="0 0 11653 1581">
          <text:p/>
        </draw:connector>
        <draw:custom-shape draw:style-name="gr213" draw:text-style-name="P26" xml:id="id111" draw:id="id111" draw:layer="layout" svg:width="3.76cm" svg:height="0.92cm" svg:x="29.161cm" svg:y="35.4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1.041cm" svg:y1="35.421cm" svg:x2="27.9cm" svg:y2="34.249cm" draw:start-shape="id111" draw:start-glue-point="0" draw:end-shape="id112" draw:end-glue-point="1" svg:d="M31041 35421v-1172h-3141" svg:viewBox="0 0 3142 1173">
          <text:p/>
        </draw:connector>
        <draw:connector draw:style-name="gr75" draw:text-style-name="P11" draw:layer="layout" svg:x1="34.86cm" svg:y1="32.78cm" svg:x2="27.9cm" svg:y2="34.249cm" draw:start-shape="id110" draw:start-glue-point="3" draw:end-shape="id112" draw:end-glue-point="1" svg:d="M34860 32780h-3487v1469h-3473" svg:viewBox="0 0 6961 1470">
          <text:p/>
        </draw:connector>
        <draw:connector draw:style-name="gr122" draw:text-style-name="P35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22" draw:text-style-name="P35" draw:layer="layout" draw:type="curve" draw:line-skew="0.383cm" svg:x1="46.201cm" svg:y1="37.02cm" svg:x2="44.7cm" svg:y2="36.005cm" draw:start-shape="id99" draw:start-glue-point="0" svg:d="M46201 37020c0-580-1501-73-1501-1015" svg:viewBox="0 0 1502 1016">
          <text:p/>
        </draw:connector>
        <draw:connector draw:style-name="gr122" draw:text-style-name="P35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75" draw:text-style-name="P11" draw:layer="layout" draw:line-skew="1.373cm" svg:x1="33.662cm" svg:y1="9.256cm" svg:x2="37.152cm" svg:y2="13.197cm" draw:start-shape="id79" draw:start-glue-point="2" draw:end-shape="id83" draw:end-glue-point="0" svg:d="M33662 9256v3344h3490v597" svg:viewBox="0 0 3491 3942">
          <text:p/>
        </draw:connector>
        <draw:connector draw:style-name="gr75" draw:text-style-name="P11" draw:layer="layout" draw:line-skew="-1.304cm" svg:x1="37.152cm" svg:y1="14.797cm" svg:x2="41.76cm" svg:y2="18.93cm" draw:start-shape="id83" draw:start-glue-point="2" draw:end-shape="id94" draw:end-glue-point="0" svg:d="M37152 14797v763h4608v3370" svg:viewBox="0 0 4609 4134">
          <text:p/>
        </draw:connector>
        <draw:frame draw:style-name="gr214" draw:text-style-name="P24" draw:layer="layout" svg:width="4.54cm" svg:height="0.76cm" svg:x="31.89cm" svg:y="5.6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215" draw:text-style-name="P27" xml:id="id113" draw:id="id113" draw:layer="layout" svg:width="3.563cm" svg:height="0.84cm" svg:x="28.457cm" svg:y="30.5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0.238cm" svg:y1="31.38cm" svg:x2="21.7cm" svg:y2="31.414cm" draw:start-shape="id113" draw:start-glue-point="2" draw:end-shape="id114" draw:end-glue-point="2" svg:d="M30238 31380v545h-8538v-511" svg:viewBox="0 0 8539 546">
          <text:p/>
        </draw:connector>
        <draw:connector draw:style-name="gr75" draw:text-style-name="P11" draw:layer="layout" svg:x1="30.238cm" svg:y1="31.38cm" svg:x2="9.272cm" svg:y2="31.414cm" draw:start-shape="id113" draw:start-glue-point="2" draw:end-shape="id115" draw:end-glue-point="2" svg:d="M30238 31380v545h-20966v-511" svg:viewBox="0 0 20967 546">
          <text:p/>
        </draw:connector>
        <draw:connector draw:style-name="gr75" draw:text-style-name="P11" draw:layer="layout" svg:x1="30.238cm" svg:y1="31.38cm" svg:x2="27.867cm" svg:y2="32.824cm" draw:start-shape="id113" draw:start-glue-point="2" draw:end-shape="id116" draw:end-glue-point="1" svg:d="M30238 31380v1444h-2371" svg:viewBox="0 0 2372 1445">
          <text:p/>
        </draw:connector>
        <draw:custom-shape draw:style-name="gr216" draw:text-style-name="P22" draw:layer="layout" svg:width="3.8cm" svg:height="1.041cm" svg:x="8.42cm" svg:y="39.1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22" draw:layer="layout" svg:width="3.8cm" svg:height="1.041cm" svg:x="22.38cm" svg:y="39.1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draw:line-skew="-2.212cm" svg:x1="22.222cm" svg:y1="9.019cm" svg:x2="23.821cm" svg:y2="18.266cm" draw:start-shape="id117" draw:start-glue-point="2" draw:end-shape="id93" draw:end-glue-point="0" svg:d="M22222 9019v2411h1599v6836" svg:viewBox="0 0 1600 9248">
          <text:p/>
        </draw:connector>
        <draw:custom-shape draw:style-name="gr218" draw:text-style-name="P22" xml:id="id125" draw:id="id125" draw:layer="layout" svg:width="3.155cm" svg:height="1.041cm" svg:x="15.71cm" svg:y="21.4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9.272cm" svg:y1="30.54cm" svg:x2="14cm" svg:y2="28.237cm" draw:start-shape="id115" draw:start-glue-point="0" draw:end-shape="id82" svg:d="M9272 30540v-1900h4728v-403" svg:viewBox="0 0 4729 2304">
          <text:p/>
        </draw:connector>
        <draw:connector draw:style-name="gr75" draw:text-style-name="P11" draw:layer="layout" draw:line-skew="-0.749cm" svg:x1="9.272cm" svg:y1="30.54cm" svg:x2="10.797cm" svg:y2="28.238cm" draw:start-shape="id115" draw:start-glue-point="0" draw:end-shape="id80" draw:end-glue-point="2" svg:d="M9272 30540v-1900h1525v-402" svg:viewBox="0 0 1526 2303">
          <text:p/>
        </draw:connector>
        <draw:connector draw:style-name="gr75" draw:text-style-name="P11" draw:layer="layout" draw:line-skew="-0.749cm" svg:x1="9.272cm" svg:y1="30.54cm" svg:x2="7.747cm" svg:y2="28.238cm" draw:start-shape="id115" draw:start-glue-point="0" draw:end-shape="id81" draw:end-glue-point="2" svg:d="M9272 30540v-1900h-1525v-402" svg:viewBox="0 0 1526 2303">
          <text:p/>
        </draw:connector>
        <draw:connector draw:style-name="gr75" draw:text-style-name="P11" draw:layer="layout" svg:x1="21.7cm" svg:y1="30.54cm" svg:x2="17.16cm" svg:y2="28.238cm" draw:start-shape="id114" draw:start-glue-point="0" draw:end-shape="id118" draw:end-glue-point="2" svg:d="M21700 30540v-1151h-4540v-1151" svg:viewBox="0 0 4541 2303">
          <text:p/>
        </draw:connector>
        <draw:connector draw:style-name="gr75" draw:text-style-name="P11" draw:layer="layout" svg:x1="21.7cm" svg:y1="30.54cm" svg:x2="20.26cm" svg:y2="28.238cm" draw:start-shape="id114" draw:start-glue-point="0" draw:end-shape="id119" draw:end-glue-point="2" svg:d="M21700 30540v-1151h-1440v-1151" svg:viewBox="0 0 1441 2303">
          <text:p/>
        </draw:connector>
        <draw:connector draw:style-name="gr75" draw:text-style-name="P11" draw:layer="layout" svg:x1="21.7cm" svg:y1="30.54cm" svg:x2="29.377cm" svg:y2="28.238cm" draw:start-shape="id114" draw:start-glue-point="0" draw:end-shape="id120" svg:d="M21700 30540v-1151h7677v-1151" svg:viewBox="0 0 7678 2303">
          <text:p/>
        </draw:connector>
        <draw:custom-shape draw:style-name="gr158" draw:text-style-name="P12" xml:id="id98" draw:id="id98" draw:layer="layout" svg:width="2.651cm" svg:height="1.6cm" svg:x="38.379cm" svg:y="15.9cm">
          <text:p text:style-name="P11"><text:span text:style-name="T4">Gully</text:span></text:p>
          <text:list text:style-name="L2">
            <text:list-header>
              <text:p text:style-name="P11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031cm" svg:x1="37.152cm" svg:y1="14.797cm" svg:x2="39.704cm" svg:y2="15.9cm" draw:start-shape="id83" draw:start-glue-point="2" draw:end-shape="id98" draw:end-glue-point="0" svg:d="M37152 14797v583h2552v520" svg:viewBox="0 0 2553 1104">
          <text:p/>
        </draw:connector>
        <draw:connector draw:style-name="gr78" draw:text-style-name="P11" draw:layer="layout" svg:x1="24.41cm" svg:y1="8.498cm" svg:x2="38.379cm" svg:y2="16.7cm" draw:start-shape="id117" draw:start-glue-point="1" draw:end-shape="id98" draw:end-glue-point="3" svg:d="M24410 8498h6974v8202h6995" svg:viewBox="0 0 13970 8203">
          <text:p/>
        </draw:connector>
        <draw:custom-shape draw:style-name="gr219" draw:text-style-name="P28" xml:id="id92" draw:id="id92" draw:layer="layout" svg:width="3.849cm" svg:height="1.041cm" svg:x="24.61cm" svg:y="11.7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7" xml:id="id121" draw:id="id121" draw:layer="layout" svg:width="2.755cm" svg:height="0.873cm" svg:x="3.3cm" svg:y="27.365cm">
          <text:p text:style-name="P11"><text:span text:style-name="T8">divider</text:span></text:p>
          <text:p text:style-name="P11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4.677cm" svg:y2="27.365cm" draw:start-shape="id79" draw:start-glue-point="2" draw:end-shape="id121" draw:end-glue-point="0" svg:d="M33662 9256v16254h-28985v1855" svg:viewBox="0 0 28986 18110">
          <text:p/>
        </draw:connector>
        <draw:connector draw:style-name="gr75" draw:text-style-name="P11" draw:layer="layout" draw:line-skew="-0.749cm" svg:x1="9.272cm" svg:y1="30.54cm" svg:x2="4.677cm" svg:y2="28.238cm" draw:start-shape="id115" draw:start-glue-point="0" draw:end-shape="id121" draw:end-glue-point="2" svg:d="M9272 30540v-1900h-4595v-402" svg:viewBox="0 0 4596 2303">
          <text:p/>
        </draw:connector>
        <draw:custom-shape draw:style-name="gr221" draw:text-style-name="P12" draw:layer="layout" svg:width="2.491cm" svg:height="0.98cm" svg:x="30.2cm" svg:y="25.62cm">
          <text:p text:style-name="P11"><text:span text:style-name="T4">Raingage</text:span></text:p>
          <text:list text:style-name="L2">
            <text:list-header>
              <text:p text:style-name="P11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19" draw:layer="layout" svg:width="3.749cm" svg:height="0.859cm" svg:x="3.324cm" svg:y="33.84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9" draw:layer="layout" svg:width="3.728cm" svg:height="0.873cm" svg:x="7.46cm" svg:y="36.528cm">
          <text:p text:style-name="P11"><text:span text:style-name="T8">Groundwater</text:span></text:p>
          <text:p text:style-name="P11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9" draw:layer="layout" svg:width="3.751cm" svg:height="0.873cm" svg:x="3.322cm" svg:y="35.198cm">
          <text:p text:style-name="P11"><text:span text:style-name="T8">Inflows</text:span></text:p>
          <text:p text:style-name="P11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19" draw:layer="layout" svg:width="3.727cm" svg:height="0.821cm" svg:x="3.333cm" svg:y="37.86cm">
          <text:p text:style-name="P11"><text:span text:style-name="T8">Curve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9" draw:layer="layout" svg:width="3.772cm" svg:height="0.875cm" svg:x="7.46cm" svg:y="35.206cm">
          <text:p text:style-name="P11"><text:span text:style-name="T8">Aquifers</text:span></text:p>
          <text:p text:style-name="P11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19" draw:layer="layout" svg:width="3.747cm" svg:height="0.874cm" svg:x="7.425cm" svg:y="37.863cm">
          <text:p text:style-name="P11"><text:span text:style-name="T8">Snowmelt</text:span></text:p>
          <text:p text:style-name="P11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19" draw:layer="layout" svg:width="3.705cm" svg:height="0.874cm" svg:x="3.324cm" svg:y="36.551cm">
          <text:p text:style-name="P11"><text:span text:style-name="T8">Pattern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19" draw:layer="layout" svg:width="3.8cm" svg:height="0.875cm" svg:x="7.42cm" svg:y="33.834cm">
          <text:p text:style-name="P11"><text:span text:style-name="T8">Temperature</text:span></text:p>
          <text:p text:style-name="P11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586cm" svg:x1="37.152cm" svg:y1="14.797cm" svg:x2="26.277cm" svg:y2="27.365cm" draw:start-shape="id83" draw:start-glue-point="2" svg:d="M37152 14797v12143h-10875v425" svg:viewBox="0 0 10876 12569">
          <text:p/>
        </draw:connector>
        <draw:custom-shape draw:style-name="gr230" draw:text-style-name="P19" draw:layer="layout" svg:width="3.749cm" svg:height="0.96cm" svg:x="24.151cm" svg:y="37.861cm">
          <text:p text:style-name="P11"><text:span text:style-name="T8">Transects</text:span></text:p>
          <text:p text:style-name="P11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7cm" svg:y1="30.54cm" svg:x2="23.26cm" svg:y2="28.237cm" draw:start-shape="id114" draw:start-glue-point="0" draw:end-shape="id84" draw:end-glue-point="2" svg:d="M21700 30540v-1151h1560v-1152" svg:viewBox="0 0 1561 2304">
          <text:p/>
        </draw:connector>
        <draw:custom-shape draw:style-name="gr231" draw:text-style-name="P28" xml:id="id153" draw:id="id153" draw:layer="layout" svg:width="3.809cm" svg:height="1.041cm" svg:x="24.65cm" svg:y="15.384cm">
          <text:p text:style-name="P6"><text:span text:style-name="T6">Grate catalog</text:span></text:p>
          <text:p text:style-name="P6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6" xml:id="id152" draw:id="id152" draw:layer="layout" svg:width="4.278cm" svg:height="1.041cm" svg:x="18.87cm" svg:y="11.7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28" xml:id="id91" draw:id="id91" draw:layer="layout" svg:width="3.809cm" svg:height="1.041cm" svg:x="24.65cm" svg:y="7.9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18" draw:layer="layout" svg:width="2.835cm" svg:height="0.873cm" svg:x="24.86cm" svg:y="27.365cm">
          <text:p text:style-name="P11"><text:span text:style-name="T8">Orifice</text:span></text:p>
          <text:p text:style-name="P11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8" xml:id="id120" draw:id="id120" draw:layer="layout" svg:width="2.835cm" svg:height="0.873cm" svg:x="27.96cm" svg:y="27.365cm">
          <text:p text:style-name="P11"><text:span text:style-name="T8">Virtual</text:span></text:p>
          <text:p text:style-name="P11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7.152cm" svg:y1="14.797cm" svg:x2="29.377cm" svg:y2="27.365cm" draw:start-shape="id83" draw:start-glue-point="2" draw:end-shape="id120" draw:end-glue-point="0" svg:d="M37152 14797v6302h-7775v6266" svg:viewBox="0 0 7776 12569">
          <text:p/>
        </draw:connector>
        <draw:connector draw:style-name="gr75" draw:text-style-name="P11" draw:layer="layout" draw:line-skew="5.691cm" svg:x1="37.152cm" svg:y1="14.797cm" svg:x2="20.26cm" svg:y2="27.365cm" draw:start-shape="id83" draw:start-glue-point="2" draw:end-shape="id119" draw:end-glue-point="0" svg:d="M37152 14797v11993h-16892v575" svg:viewBox="0 0 16893 12569">
          <text:p/>
        </draw:connector>
        <draw:connector draw:style-name="gr75" draw:text-style-name="P11" draw:layer="layout" draw:line-skew="5.731cm" svg:x1="37.152cm" svg:y1="14.797cm" svg:x2="17.16cm" svg:y2="27.365cm" draw:start-shape="id83" draw:start-glue-point="2" draw:end-shape="id118" draw:end-glue-point="0" svg:d="M37152 14797v12033h-19992v535" svg:viewBox="0 0 19993 12569">
          <text:p/>
        </draw:connector>
        <draw:connector draw:style-name="gr75" draw:text-style-name="P11" draw:layer="layout" draw:line-skew="3.324cm" svg:x1="18.865cm" svg:y1="13.605cm" svg:x2="35.827cm" svg:y2="13.997cm" draw:start-shape="id122" draw:start-glue-point="1" draw:end-shape="id83" svg:d="M18865 13605h11795v392h5167" svg:viewBox="0 0 16963 393">
          <text:p/>
        </draw:connector>
        <draw:connector draw:style-name="gr75" draw:text-style-name="P11" draw:layer="layout" draw:line-skew="4.618cm" svg:x1="18.823cm" svg:y1="7.298cm" svg:x2="32.34cm" svg:y2="8.465cm" draw:start-shape="id123" draw:start-glue-point="1" draw:end-shape="id79" draw:end-glue-point="3" svg:d="M18823 7298h11367v1167h2150" svg:viewBox="0 0 13518 1168">
          <text:p/>
        </draw:connector>
        <draw:custom-shape draw:style-name="gr236" draw:text-style-name="P22" xml:id="id124" draw:id="id124" draw:layer="layout" svg:width="3.155cm" svg:height="1.041cm" svg:x="15.71cm" svg:y="18.285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8.865cm" svg:y1="18.805cm" svg:x2="21.932cm" svg:y2="18.787cm" draw:start-shape="id124" draw:start-glue-point="1" draw:end-shape="id93" draw:end-glue-point="3" svg:d="M18865 18805h1533v-18h1534" svg:viewBox="0 0 3068 19">
          <text:p/>
        </draw:connector>
        <draw:connector draw:style-name="gr75" draw:text-style-name="P11" draw:layer="layout" draw:line-skew="2.753cm" svg:x1="18.865cm" svg:y1="22.005cm" svg:x2="24.73cm" svg:y2="23.142cm" draw:start-shape="id125" draw:start-glue-point="1" draw:end-shape="id95" draw:end-glue-point="3" svg:d="M18865 22005h5685v1137h180" svg:viewBox="0 0 5866 1138">
          <text:p/>
        </draw:connector>
        <draw:custom-shape draw:style-name="gr237" draw:text-style-name="P25" xml:id="id126" draw:id="id126" draw:layer="layout" svg:width="2.605cm" svg:height="0.599cm" svg:x="37.55cm" svg:y="21.38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899cm" svg:y1="20.126cm" svg:x2="40.458cm" svg:y2="19.749cm" draw:start-shape="id97" draw:start-glue-point="0" draw:end-shape="id94" draw:end-glue-point="3" svg:d="M38899 20126v-377h1559" svg:viewBox="0 0 1560 378">
          <text:p/>
        </draw:connector>
        <draw:connector draw:style-name="gr75" draw:text-style-name="P11" xml:id="id127" draw:id="id127" draw:layer="layout" svg:x1="38.852cm" svg:y1="21.38cm" svg:x2="38.852cm" svg:y2="21.38cm" draw:start-shape="id126" draw:start-glue-point="0" draw:end-shape="id126" draw:end-glue-point="0" svg:d="M38852 21380z" svg:viewBox="0 0 1 1">
          <text:p/>
        </draw:connector>
        <draw:connector draw:style-name="gr75" draw:text-style-name="P11" draw:layer="layout" svg:x1="38.899cm" svg:y1="20.725cm" svg:x2="38.852cm" svg:y2="21.38cm" draw:start-shape="id97" draw:start-glue-point="2" draw:end-shape="id127" draw:end-glue-point="0" svg:d="M38899 20725v655h-47" svg:viewBox="0 0 48 656">
          <text:p/>
        </draw:connector>
        <draw:custom-shape draw:style-name="gr238" draw:text-style-name="P17" xml:id="id137" draw:id="id137" draw:layer="layout" svg:width="4cm" svg:height="0.876cm" draw:transform="skewX (-0.00122173047639603) rotate (-0.000698131700797933) translate (9.31cm 15.901cm)">
          <text:p text:style-name="P11"><text:span text:style-name="T8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7" xml:id="id140" draw:id="id140" draw:layer="layout" svg:width="3.96cm" svg:height="0.876cm" draw:transform="skewX (-0.00122173047639603) rotate (-0.000698131700797933) translate (9.35cm 19.502cm)">
          <text:p text:style-name="P11"><text:span text:style-name="T8">Gully visits</text:span></text:p>
          <text:p text:style-name="P11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17" xml:id="id138" draw:id="id138" draw:layer="layout" svg:width="4.04cm" svg:height="0.876cm" draw:transform="skewX (-0.00122173047639603) rotate (-0.000698131700797933) translate (9.27cm 17.602cm)">
          <text:p text:style-name="P11"><text:span text:style-name="T8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7" xml:id="id139" draw:id="id139" draw:layer="layout" svg:width="4cm" svg:height="0.876cm" draw:transform="skewX (-0.00122173047639603) rotate (-0.000698131700797933) translate (9.31cm 21.202cm)">
          <text:p text:style-name="P11"><text:span text:style-name="T8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17" xml:id="id130" draw:id="id130" draw:layer="layout" svg:width="4cm" svg:height="0.876cm" svg:x="8.49cm" svg:y="6.88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7" xml:id="id131" draw:id="id131" draw:layer="layout" svg:width="4.04cm" svg:height="0.876cm" svg:x="8.466cm" svg:y="8.57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17" xml:id="id132" draw:id="id132" draw:layer="layout" svg:width="4cm" svg:height="0.876cm" svg:x="8.52cm" svg:y="11.984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17" xml:id="id133" draw:id="id133" draw:layer="layout" svg:width="4cm" svg:height="0.876cm" svg:x="8.48cm" svg:y="10.344cm">
          <text:p text:style-name="P11"><text:span text:style-name="T8">Gully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6" xml:id="id128" draw:id="id128" draw:layer="layout" svg:width="3.52cm" svg:height="1.044cm" svg:x="2.35cm" svg:y="7.2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29" xml:id="id129" draw:id="id129" draw:layer="layout" svg:width="3.331cm" svg:height="1.043cm" svg:x="3.899cm" svg:y="9.804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0" xml:id="id136" draw:id="id136" draw:layer="layout" svg:width="1.892cm" svg:height="1.041cm" svg:x="6.24cm" svg:y="17.644cm">
          <text:p text:style-name="P6"><text:span text:style-name="T18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6" xml:id="id134" draw:id="id134" draw:layer="layout" svg:width="3.542cm" svg:height="0.884cm" svg:x="2.898cm" svg:y="21.52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16" xml:id="id135" draw:id="id135" draw:layer="layout" svg:width="3.395cm" svg:height="1.042cm" svg:x="3.575cm" svg:y="19.444cm">
          <text:p text:style-name="P6"><text:span text:style-name="T14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cm 0.027cm" svg:x1="4.11cm" svg:y1="8.244cm" svg:x2="3.899cm" svg:y2="10.325cm" draw:start-shape="id128" draw:start-glue-point="2" draw:end-shape="id129" draw:end-glue-point="3" svg:d="M4110 8244v780h-710v1301h499" svg:viewBox="0 0 711 2082">
          <text:p/>
        </draw:connector>
        <draw:connector draw:style-name="gr75" draw:text-style-name="P11" draw:layer="layout" svg:x1="7.23cm" svg:y1="10.325cm" svg:x2="8.49cm" svg:y2="7.318cm" draw:start-shape="id129" draw:start-glue-point="1" draw:end-shape="id130" svg:d="M7230 10325h638v-3007h622" svg:viewBox="0 0 1261 3008">
          <text:p/>
        </draw:connector>
        <draw:connector draw:style-name="gr75" draw:text-style-name="P11" draw:layer="layout" svg:x1="7.23cm" svg:y1="10.325cm" svg:x2="8.466cm" svg:y2="9.014cm" draw:start-shape="id129" draw:start-glue-point="1" draw:end-shape="id131" svg:d="M7230 10325h626v-1311h610" svg:viewBox="0 0 1237 1312">
          <text:p/>
        </draw:connector>
        <draw:connector draw:style-name="gr75" draw:text-style-name="P11" draw:layer="layout" svg:x1="7.23cm" svg:y1="10.325cm" svg:x2="8.52cm" svg:y2="12.422cm" draw:start-shape="id129" draw:start-glue-point="1" draw:end-shape="id132" svg:d="M7230 10325h653v2097h637" svg:viewBox="0 0 1291 2098">
          <text:p/>
        </draw:connector>
        <draw:connector draw:style-name="gr75" draw:text-style-name="P11" draw:layer="layout" svg:x1="7.23cm" svg:y1="10.325cm" svg:x2="8.48cm" svg:y2="10.782cm" draw:start-shape="id129" draw:start-glue-point="1" draw:end-shape="id133" draw:end-glue-point="3" svg:d="M7230 10325h633v457h617" svg:viewBox="0 0 1251 458">
          <text:p/>
        </draw:connector>
        <draw:connector draw:style-name="gr75" draw:text-style-name="P11" draw:layer="layout" svg:x1="4.669cm" svg:y1="21.52cm" svg:x2="5.272cm" svg:y2="20.486cm" draw:start-shape="id134" draw:start-glue-point="0" draw:end-shape="id135" draw:end-glue-point="2" svg:d="M4669 21520v-516h603v-518" svg:viewBox="0 0 604 1035">
          <text:p/>
        </draw:connector>
        <draw:connector draw:style-name="gr75" draw:text-style-name="P11" draw:layer="layout" svg:x1="8.132cm" svg:y1="18.164cm" svg:x2="9.31cm" svg:y2="16.339cm" draw:start-shape="id136" draw:start-glue-point="1" draw:end-shape="id137" svg:d="M8132 18164h597v-1825h581" svg:viewBox="0 0 1179 1826">
          <text:p/>
        </draw:connector>
        <draw:connector draw:style-name="gr75" draw:text-style-name="P11" draw:layer="layout" svg:x1="8.132cm" svg:y1="18.164cm" svg:x2="9.27cm" svg:y2="18.04cm" draw:start-shape="id136" draw:start-glue-point="1" draw:end-shape="id138" svg:d="M8132 18164h577v-124h561" svg:viewBox="0 0 1139 125">
          <text:p/>
        </draw:connector>
        <draw:connector draw:style-name="gr75" draw:text-style-name="P11" draw:layer="layout" svg:x1="8.132cm" svg:y1="18.164cm" svg:x2="9.31cm" svg:y2="21.64cm" draw:start-shape="id136" draw:start-glue-point="1" draw:end-shape="id139" svg:d="M8132 18164h597v3476h581" svg:viewBox="0 0 1179 3477">
          <text:p/>
        </draw:connector>
        <draw:connector draw:style-name="gr75" draw:text-style-name="P11" draw:layer="layout" svg:x1="8.132cm" svg:y1="18.164cm" svg:x2="9.35cm" svg:y2="19.94cm" draw:start-shape="id136" draw:start-glue-point="1" draw:end-shape="id140" draw:end-glue-point="3" svg:d="M8132 18164h617v1776h601" svg:viewBox="0 0 1219 1777">
          <text:p/>
        </draw:connector>
        <draw:connector draw:style-name="gr75" draw:text-style-name="P11" draw:layer="layout" svg:x1="5.272cm" svg:y1="19.444cm" svg:x2="3.94cm" svg:y2="17.72cm" draw:start-shape="id135" draw:start-glue-point="0" draw:end-shape="id141" draw:end-glue-point="2" svg:d="M5272 19444v-862h-1332v-862" svg:viewBox="0 0 1333 1725">
          <text:p/>
        </draw:connector>
        <draw:connector draw:style-name="gr75" draw:text-style-name="P11" draw:layer="layout" svg:x1="10.49cm" svg:y1="6.88cm" svg:x2="33.662cm" svg:y2="7.675cm" draw:start-shape="id130" draw:start-glue-point="0" draw:end-shape="id79" svg:d="M10490 6880v-510h23172v1305" svg:viewBox="0 0 23173 1306">
          <text:p/>
        </draw:connector>
        <draw:connector draw:style-name="gr75" draw:text-style-name="P11" draw:layer="layout" draw:line-skew="8.289cm" svg:x1="12.7cm" svg:y1="9.313cm" svg:x2="35.827cm" svg:y2="13.997cm" draw:end-shape="id83" draw:end-glue-point="3" svg:d="M12700 9313h19580v4684h3547" svg:viewBox="0 0 23128 4685">
          <text:p/>
        </draw:connector>
        <draw:connector draw:style-name="gr75" draw:text-style-name="P11" draw:layer="layout" draw:line-skew="2.012cm" svg:x1="11.31cm" svg:y1="15.901cm" svg:x2="33.662cm" svg:y2="9.256cm" draw:start-shape="id137" draw:start-glue-point="0" draw:end-shape="id79" draw:end-glue-point="2" svg:d="M11310 15901v-1293h22352v-5352" svg:viewBox="0 0 22353 6646">
          <text:p/>
        </draw:connector>
        <draw:connector draw:style-name="gr75" draw:text-style-name="P11" draw:layer="layout" draw:line-skew="2.528cm" svg:x1="11.31cm" svg:y1="22.081cm" svg:x2="41.76cm" svg:y2="20.569cm" draw:start-shape="id139" draw:start-glue-point="2" draw:end-shape="id94" draw:end-glue-point="2" svg:d="M11310 22081v3039h30450v-4551" svg:viewBox="0 0 30451 4552">
          <text:p/>
        </draw:connector>
        <draw:connector draw:style-name="gr75" draw:text-style-name="P11" draw:layer="layout" svg:x1="13.31cm" svg:y1="19.943cm" svg:x2="39.704cm" svg:y2="17.5cm" draw:start-shape="id140" draw:start-glue-point="1" draw:end-shape="id98" draw:end-glue-point="2" svg:d="M13310 19943h26394v-2443" svg:viewBox="0 0 26395 2444">
          <text:p/>
        </draw:connector>
        <draw:connector draw:style-name="gr75" draw:text-style-name="P11" draw:layer="layout" svg:x1="13.31cm" svg:y1="18.043cm" svg:x2="37.152cm" svg:y2="14.797cm" draw:start-shape="id138" draw:start-glue-point="1" draw:end-shape="id83" draw:end-glue-point="2" svg:d="M13310 18043h23842v-3246" svg:viewBox="0 0 23843 3247">
          <text:p/>
        </draw:connector>
        <draw:custom-shape draw:style-name="gr251" draw:text-style-name="P8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33" draw:layer="layout" svg:width="4.237cm" svg:height="1.042cm" svg:x="53.638cm" svg:y="22.561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3" draw:layer="layout" svg:width="4.208cm" svg:height="1.041cm" svg:x="53.671cm" svg:y="24.16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3" draw:layer="layout" svg:width="4.208cm" svg:height="1.041cm" svg:x="53.672cm" svg:y="25.76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33" draw:layer="layout" svg:width="4.208cm" svg:height="1.041cm" svg:x="53.673cm" svg:y="27.36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4" draw:layer="layout" svg:width="4.103cm" svg:height="1.042cm" svg:x="48.798cm" svg:y="22.54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34" draw:layer="layout" svg:width="4.102cm" svg:height="1.042cm" svg:x="48.733cm" svg:y="24.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4" draw:layer="layout" svg:width="4.103cm" svg:height="1.042cm" svg:x="48.686cm" svg:y="25.7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259" draw:text-style-name="P16" draw:layer="layout" svg:width="3.942cm" svg:height="0.959cm" svg:x="39.438cm" svg:y="34.201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6" draw:layer="layout" svg:width="3.784cm" svg:height="0.92cm" svg:x="50.501cm" svg:y="34.821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Urban Drainage &amp; Sewerage Giswater 2.x data model </text:span></text:p>
          </draw:text-box>
        </draw:frame>
        <draw:custom-shape draw:style-name="gr261" draw:text-style-name="P30" xml:id="id141" draw:id="id141" draw:layer="layout" svg:width="2.92cm" svg:height="2.021cm" svg:x="2.48cm" svg:y="15.69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cm" svg:y1="16.709cm" svg:x2="7.186cm" svg:y2="17.644cm" draw:start-shape="id141" draw:start-glue-point="1" draw:end-shape="id136" draw:end-glue-point="0" svg:d="M5400 16709h1786v935" svg:viewBox="0 0 1787 936">
          <text:p/>
        </draw:connector>
        <draw:custom-shape draw:style-name="gr158" draw:text-style-name="P12" xml:id="id142" draw:id="id142" draw:layer="layout" svg:width="2.651cm" svg:height="1.6cm" svg:x="33.88cm" svg:y="10.44cm">
          <text:p text:style-name="P11"><text:span text:style-name="T4">Polygon</text:span></text:p>
          <text:list text:style-name="L2">
            <text:list-header>
              <text:p text:style-name="P11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17" xml:id="id151" draw:id="id151" draw:layer="layout" svg:width="3.09cm" svg:height="0.875cm" svg:x="45.831cm" svg:y="17.883cm">
          <text:p text:style-name="P11"><text:span text:style-name="T8">Waccel</text:span></text:p>
          <text:p text:style-name="P11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17" xml:id="id150" draw:id="id150" draw:layer="layout" svg:width="3.09cm" svg:height="0.875cm" svg:x="45.831cm" svg:y="16.883cm">
          <text:p text:style-name="P11"><text:span text:style-name="T8">Siphon</text:span></text:p>
          <text:p text:style-name="P11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0" xml:id="id143" draw:id="id143" draw:layer="layout" svg:width="3.09cm" svg:height="0.875cm" svg:x="45.831cm" svg:y="11.305cm">
          <text:p text:style-name="P11"><text:span text:style-name="T8">Storage</text:span></text:p>
          <text:p text:style-name="P11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40" xml:id="id144" draw:id="id144" draw:layer="layout" svg:width="3.09cm" svg:height="0.875cm" svg:x="45.831cm" svg:y="12.305cm">
          <text:p text:style-name="P11"><text:span text:style-name="T8">Netgully</text:span></text:p>
          <text:p text:style-name="P11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0" xml:id="id145" draw:id="id145" draw:layer="layout" svg:width="3.09cm" svg:height="0.875cm" svg:x="45.831cm" svg:y="13.305cm">
          <text:p text:style-name="P11"><text:span text:style-name="T8">Chamber</text:span></text:p>
          <text:p text:style-name="P11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17" xml:id="id147" draw:id="id147" draw:layer="layout" svg:width="3.091cm" svg:height="0.875cm" svg:x="45.83cm" svg:y="7.789cm">
          <text:p text:style-name="P11"><text:span text:style-name="T8">Netinit</text:span></text:p>
          <text:p text:style-name="P11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7" draw:layer="layout" svg:width="3.09cm" svg:height="0.876cm" svg:x="45.831cm" svg:y="5.81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17" xml:id="id148" draw:id="id148" draw:layer="layout" svg:width="3.09cm" svg:height="0.876cm" svg:x="45.832cm" svg:y="4.812cm">
          <text:p text:style-name="P11"><text:span text:style-name="T8">Wjump</text:span></text:p>
          <text:p text:style-name="P11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17" xml:id="id149" draw:id="id149" draw:layer="layout" svg:width="3.09cm" svg:height="0.876cm" svg:x="45.83cm" svg:y="3.744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17" xml:id="id146" draw:id="id146" draw:layer="layout" svg:width="3.091cm" svg:height="0.875cm" svg:x="45.83cm" svg:y="8.788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531cm" svg:y1="11.24cm" svg:x2="45.83cm" svg:y2="10.741cm" draw:start-shape="id142" draw:start-glue-point="1" draw:end-shape="id89" draw:end-glue-point="3" svg:d="M36531 11240h4667v-499h4632" svg:viewBox="0 0 9300 500">
          <text:p/>
        </draw:connector>
        <draw:connector draw:style-name="gr75" draw:text-style-name="P11" draw:layer="layout" svg:x1="36.531cm" svg:y1="11.24cm" svg:x2="45.831cm" svg:y2="11.742cm" draw:start-shape="id142" draw:start-glue-point="1" draw:end-shape="id143" draw:end-glue-point="3" svg:d="M36531 11240h4668v502h4632" svg:viewBox="0 0 9301 503">
          <text:p/>
        </draw:connector>
        <draw:connector draw:style-name="gr75" draw:text-style-name="P11" draw:layer="layout" svg:x1="36.531cm" svg:y1="11.24cm" svg:x2="45.831cm" svg:y2="12.742cm" draw:start-shape="id142" draw:start-glue-point="1" draw:end-shape="id144" draw:end-glue-point="3" svg:d="M36531 11240h4668v1502h4632" svg:viewBox="0 0 9301 1503">
          <text:p/>
        </draw:connector>
        <draw:connector draw:style-name="gr75" draw:text-style-name="P11" draw:layer="layout" svg:x1="36.531cm" svg:y1="11.24cm" svg:x2="45.831cm" svg:y2="13.742cm" draw:start-shape="id142" draw:start-glue-point="1" draw:end-shape="id145" svg:d="M36531 11240h4668v2502h4632" svg:viewBox="0 0 9301 2503">
          <text:p/>
        </draw:connector>
        <draw:connector draw:style-name="gr75" draw:text-style-name="P11" draw:layer="layout" draw:line-skew="4.318cm" svg:x1="34.984cm" svg:y1="8.465cm" svg:x2="45.83cm" svg:y2="9.225cm" draw:start-shape="id88" draw:start-glue-point="0" draw:end-shape="id146" draw:end-glue-point="3" svg:d="M34984 8465h9736v760h1110" svg:viewBox="0 0 10847 761">
          <text:p/>
        </draw:connector>
        <draw:connector draw:style-name="gr75" draw:text-style-name="P11" draw:layer="layout" draw:line-skew="4.318cm" svg:x1="34.984cm" svg:y1="8.465cm" svg:x2="45.83cm" svg:y2="8.226cm" draw:start-shape="id88" draw:start-glue-point="0" draw:end-shape="id147" draw:end-glue-point="3" svg:d="M34984 8465h9736v-239h1110" svg:viewBox="0 0 10847 240">
          <text:p/>
        </draw:connector>
        <draw:connector draw:style-name="gr75" draw:text-style-name="P11" draw:layer="layout" draw:line-skew="4.316cm" svg:x1="34.984cm" svg:y1="8.465cm" svg:x2="45.832cm" svg:y2="5.25cm" draw:start-shape="id88" draw:start-glue-point="0" draw:end-shape="id148" draw:end-glue-point="3" svg:d="M34984 8465h9736v-3215h1112" svg:viewBox="0 0 10849 3216">
          <text:p/>
        </draw:connector>
        <draw:connector draw:style-name="gr75" draw:text-style-name="P11" draw:layer="layout" draw:line-skew="4.317cm" svg:x1="34.984cm" svg:y1="8.465cm" svg:x2="45.83cm" svg:y2="4.182cm" draw:start-shape="id88" draw:start-glue-point="0" draw:end-shape="id149" svg:d="M34984 8465h9736v-4283h1110" svg:viewBox="0 0 10847 4284">
          <text:p/>
        </draw:connector>
        <draw:connector draw:style-name="gr75" draw:text-style-name="P11" draw:layer="layout" svg:x1="38.478cm" svg:y1="13.997cm" svg:x2="45.831cm" svg:y2="17.32cm" draw:start-shape="id83" draw:start-glue-point="1" draw:end-shape="id150" svg:d="M38478 13997h3694v3323h3659" svg:viewBox="0 0 7354 3324">
          <text:p/>
        </draw:connector>
        <draw:connector draw:style-name="gr75" draw:text-style-name="P11" draw:layer="layout" svg:x1="38.478cm" svg:y1="13.997cm" svg:x2="45.831cm" svg:y2="18.32cm" draw:start-shape="id83" draw:start-glue-point="1" draw:end-shape="id151" draw:end-glue-point="3" svg:d="M38478 13997h3694v4323h3659" svg:viewBox="0 0 7354 432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draw:end-glue-point="3" svg:d="M34984 8465h6216v2276h4630" svg:viewBox="0 0 10847 2277">
          <text:p/>
        </draw:connector>
        <draw:custom-shape draw:style-name="gr272" draw:text-style-name="P33" draw:layer="layout" svg:width="4.208cm" svg:height="1.041cm" svg:x="53.675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34" draw:layer="layout" svg:width="4.103cm" svg:height="1.042cm" svg:x="48.68cm" svg:y="27.34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4" draw:layer="layout" svg:width="4.103cm" svg:height="1.042cm" svg:x="48.739cm" svg:y="29.039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3.148cm" svg:y1="12.305cm" svg:x2="24.61cm" svg:y2="12.305cm" draw:start-shape="id152" draw:start-glue-point="1" draw:end-shape="id92" draw:end-glue-point="3" svg:d="M23148 12305h1462" svg:viewBox="0 0 1463 1">
          <text:p/>
        </draw:connector>
        <draw:connector draw:style-name="gr75" draw:text-style-name="P11" draw:layer="layout" draw:line-skew="-3.009cm" svg:x1="28.459cm" svg:y1="15.904cm" svg:x2="38.379cm" svg:y2="16.7cm" draw:start-shape="id153" draw:start-glue-point="1" draw:end-shape="id98" draw:end-glue-point="3" svg:d="M28459 15904h1941v796h7979" svg:viewBox="0 0 9921 797">
          <text:p/>
        </draw:connector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17-07-14T17:16:03.395000000</dc:date>
    <meta:editing-duration>PT9H14M36S</meta:editing-duration>
    <meta:editing-cycles>69</meta:editing-cycles>
    <meta:generator>LibreOffice/5.2.5.1$Windows_x86 LibreOffice_project/0312e1a284a7d50ca85a365c316c7abbf20a4d22</meta:generator>
    <meta:print-date>2017-07-10T21:11:07.935000000</meta:print-date>
    <meta:document-statistic meta:object-count="501"/>
  </office:meta>
</office:document-meta>
</file>